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4cm"/>
    </style:style>
    <style:style style:name="co2" style:family="table-column">
      <style:table-column-properties fo:break-before="auto" style:column-width="3.306cm"/>
    </style:style>
    <style:style style:name="co3" style:family="table-column">
      <style:table-column-properties fo:break-before="auto" style:column-width="4.284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1.455cm"/>
    </style:style>
    <style:style style:name="co6" style:family="table-column">
      <style:table-column-properties fo:break-before="auto" style:column-width="1.679cm"/>
    </style:style>
    <style:style style:name="co7" style:family="table-column">
      <style:table-column-properties fo:break-before="auto" style:column-width="1.903cm"/>
    </style:style>
    <style:style style:name="co8" style:family="table-column">
      <style:table-column-properties fo:break-before="auto" style:column-width="7.98cm"/>
    </style:style>
    <style:style style:name="co9" style:family="table-column">
      <style:table-column-properties fo:break-before="auto" style:column-width="3.778cm"/>
    </style:style>
    <style:style style:name="co10" style:family="table-column">
      <style:table-column-properties fo:break-before="auto" style:column-width="3.136cm"/>
    </style:style>
    <style:style style:name="co11" style:family="table-column">
      <style:table-column-properties fo:break-before="auto" style:column-width="2.716cm"/>
    </style:style>
    <style:style style:name="co12" style:family="table-column">
      <style:table-column-properties fo:break-before="auto" style:column-width="3.163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2.82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612cm"/>
    </style:style>
    <style:style style:name="co17" style:family="table-column">
      <style:table-column-properties fo:break-before="auto" style:column-width="0.757cm"/>
    </style:style>
    <style:style style:name="co18" style:family="table-column">
      <style:table-column-properties fo:break-before="auto" style:column-width="7.421cm"/>
    </style:style>
    <style:style style:name="co19" style:family="table-column">
      <style:table-column-properties fo:break-before="auto" style:column-width="2.268cm"/>
    </style:style>
    <style:style style:name="co20" style:family="table-column">
      <style:table-column-properties fo:break-before="auto" style:column-width="3.893cm"/>
    </style:style>
    <style:style style:name="co21" style:family="table-column">
      <style:table-column-properties fo:break-before="auto" style:column-width="3.221cm"/>
    </style:style>
    <style:style style:name="co22" style:family="table-column">
      <style:table-column-properties fo:break-before="auto" style:column-width="4.2cm"/>
    </style:style>
    <style:style style:name="co23" style:family="table-column">
      <style:table-column-properties fo:break-before="auto" style:column-width="5.122cm"/>
    </style:style>
    <style:style style:name="co24" style:family="table-column">
      <style:table-column-properties fo:break-before="auto" style:column-width="3.50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essao">
      <style:table-properties table:display="true" style:writing-mode="lr-tb"/>
    </style:style>
    <style:style style:name="ta2" style:family="table" style:master-page-name="PageStyle_5f_legenda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ssa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2" table:default-cell-style-name="Default"/>
        <table:table-column table:style-name="co14" table:number-columns-repeated="3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ss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gent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ttr1</text:p>
          </table:table-cell>
          <table:table-cell table:style-name="ce1" office:value-type="string" calcext:value-type="string">
            <text:p>attr2</text:p>
          </table:table-cell>
          <table:table-cell table:style-name="ce1" office:value-type="string" calcext:value-type="string">
            <text:p>attr3</text:p>
          </table:table-cell>
          <table:table-cell table:style-name="ce1" office:value-type="string" calcext:value-type="string">
            <text:p>Função</text:p>
          </table:table-cell>
          <table:table-cell table:style-name="ce1" office:value-type="string" calcext:value-type="string">
            <text:p>Id função</text:p>
          </table:table-cell>
          <table:table-cell table:style-name="ce11" office:value-type="string" calcext:value-type="string">
            <text:p>attr1 label</text:p>
          </table:table-cell>
          <table:table-cell table:style-name="ce11" office:value-type="string" calcext:value-type="string">
            <text:p>attr2 label</text:p>
          </table:table-cell>
          <table:table-cell table:style-name="ce11" office:value-type="string" calcext:value-type="string">
            <text:p>attr3 label</text:p>
          </table:table-cell>
          <table:table-cell table:style-name="ce11" office:value-type="string" calcext:value-type="string">
            <text:p>Agente Label</text:p>
          </table:table-cell>
          <table:table-cell table:style-name="ce21" table:number-columns-repeated="9"/>
          <table:table-cell table:number-columns-repeated="41"/>
        </table:table-row>
        <table:table-row table:style-name="ro1">
          <table:table-cell table:style-name="ce2" office:value-type="float" office:value="23679" calcext:value-type="float">
            <text:p>23679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47" calcext:value-type="float">
            <text:p>847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2];[$legenda.$A$2:.$K$20];3;0)&amp;&quot;(&quot;&amp;[.K2]&amp;&quot; &quot;&amp;[.L2]&amp;&quot; &quot;&amp;[.M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];[$legenda.$A$2:.$K$20];2;0)" office:value-type="float" office:value="9" calcext:value-type="float">
            <text:p>9</text:p>
          </table:table-cell>
          <table:table-cell table:style-name="ce15" table:formula="of:=IF(VLOOKUP([.$C2];[$legenda.$A$2:.$K$20];9;0)&lt;&gt;&quot;vazio&quot;;VLOOKUP([.$C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];[$legenda.$A$2:.$K$20];10;0)&lt;&gt;&quot;vazio&quot;;VLOOKUP([.$C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];[$legenda.$A$2:.$K$20];11;0)&lt;&gt;&quot;vazio&quot;;VLOOKUP([.$C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];[$legenda.$A$2:.$K$20];7;0)&lt;&gt;&quot;vazio&quot;;VLOOKUP([.$C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680" calcext:value-type="float">
            <text:p>23680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49" calcext:value-type="float">
            <text:p>849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3];[$legenda.$A$2:.$K$20];3;0)&amp;&quot;(&quot;&amp;[.K3]&amp;&quot; &quot;&amp;[.L3]&amp;&quot; &quot;&amp;[.M3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3];[$legenda.$A$2:.$K$20];2;0)" office:value-type="float" office:value="9" calcext:value-type="float">
            <text:p>9</text:p>
          </table:table-cell>
          <table:table-cell table:style-name="ce15" table:formula="of:=IF(VLOOKUP([.$C3];[$legenda.$A$2:.$K$20];9;0)&lt;&gt;&quot;vazio&quot;;VLOOKUP([.$C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];[$legenda.$A$2:.$K$20];10;0)&lt;&gt;&quot;vazio&quot;;VLOOKUP([.$C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];[$legenda.$A$2:.$K$20];11;0)&lt;&gt;&quot;vazio&quot;;VLOOKUP([.$C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];[$legenda.$A$2:.$K$20];7;0)&lt;&gt;&quot;vazio&quot;;VLOOKUP([.$C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681" calcext:value-type="float">
            <text:p>23681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50" calcext:value-type="float">
            <text:p>850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4];[$legenda.$A$2:.$K$20];3;0)&amp;&quot;(&quot;&amp;[.K4]&amp;&quot; &quot;&amp;[.L4]&amp;&quot; &quot;&amp;[.M4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4];[$legenda.$A$2:.$K$20];2;0)" office:value-type="float" office:value="9" calcext:value-type="float">
            <text:p>9</text:p>
          </table:table-cell>
          <table:table-cell table:style-name="ce15" table:formula="of:=IF(VLOOKUP([.$C4];[$legenda.$A$2:.$K$20];9;0)&lt;&gt;&quot;vazio&quot;;VLOOKUP([.$C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];[$legenda.$A$2:.$K$20];10;0)&lt;&gt;&quot;vazio&quot;;VLOOKUP([.$C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];[$legenda.$A$2:.$K$20];11;0)&lt;&gt;&quot;vazio&quot;;VLOOKUP([.$C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];[$legenda.$A$2:.$K$20];7;0)&lt;&gt;&quot;vazio&quot;;VLOOKUP([.$C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682" calcext:value-type="float">
            <text:p>23682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51" calcext:value-type="float">
            <text:p>851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5];[$legenda.$A$2:.$K$20];3;0)&amp;&quot;(&quot;&amp;[.K5]&amp;&quot; &quot;&amp;[.L5]&amp;&quot; &quot;&amp;[.M5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5];[$legenda.$A$2:.$K$20];2;0)" office:value-type="string" office:string-value="9.1" calcext:value-type="string">
            <text:p>9.1</text:p>
          </table:table-cell>
          <table:table-cell table:style-name="ce15" table:formula="of:=IF(VLOOKUP([.$C5];[$legenda.$A$2:.$K$20];9;0)&lt;&gt;&quot;vazio&quot;;VLOOKUP([.$C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];[$legenda.$A$2:.$K$20];10;0)&lt;&gt;&quot;vazio&quot;;VLOOKUP([.$C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];[$legenda.$A$2:.$K$20];11;0)&lt;&gt;&quot;vazio&quot;;VLOOKUP([.$C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];[$legenda.$A$2:.$K$20];7;0)&lt;&gt;&quot;vazio&quot;;VLOOKUP([.$C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683" calcext:value-type="float">
            <text:p>23683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851" calcext:value-type="float">
            <text:p>85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6];[$legenda.$A$2:.$K$20];3;0)&amp;&quot;(&quot;&amp;[.K6]&amp;&quot; &quot;&amp;[.L6]&amp;&quot; &quot;&amp;[.M6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6];[$legenda.$A$2:.$K$20];2;0)" office:value-type="float" office:value="7" calcext:value-type="float">
            <text:p>7</text:p>
          </table:table-cell>
          <table:table-cell table:style-name="ce15" table:formula="of:=IF(VLOOKUP([.$C6];[$legenda.$A$2:.$K$20];9;0)&lt;&gt;&quot;vazio&quot;;VLOOKUP([.$C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];[$legenda.$A$2:.$K$20];10;0)&lt;&gt;&quot;vazio&quot;;VLOOKUP([.$C6];[$legenda.$A$2:.$K$20];10;0);&quot;&quot;)">
            <text:p/>
          </table:table-cell>
          <table:table-cell table:style-name="ce15" table:formula="of:=IF(VLOOKUP([.$C6];[$legenda.$A$2:.$K$20];11;0)&lt;&gt;&quot;vazio&quot;;VLOOKUP([.$C6];[$legenda.$A$2:.$K$20];11;0);&quot;&quot;)">
            <text:p/>
          </table:table-cell>
          <table:table-cell table:style-name="ce15" table:formula="of:=IF(VLOOKUP([.$C6];[$legenda.$A$2:.$K$20];7;0)&lt;&gt;&quot;vazio&quot;;VLOOKUP([.$C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684" calcext:value-type="float">
            <text:p>23684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852" calcext:value-type="float">
            <text:p>852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7];[$legenda.$A$2:.$K$20];3;0)&amp;&quot;(&quot;&amp;[.K7]&amp;&quot; &quot;&amp;[.L7]&amp;&quot; &quot;&amp;[.M7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7];[$legenda.$A$2:.$K$20];2;0)" office:value-type="string" office:string-value="9.1" calcext:value-type="string">
            <text:p>9.1</text:p>
          </table:table-cell>
          <table:table-cell table:style-name="ce15" table:formula="of:=IF(VLOOKUP([.$C7];[$legenda.$A$2:.$K$20];9;0)&lt;&gt;&quot;vazio&quot;;VLOOKUP([.$C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];[$legenda.$A$2:.$K$20];10;0)&lt;&gt;&quot;vazio&quot;;VLOOKUP([.$C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7];[$legenda.$A$2:.$K$20];11;0)&lt;&gt;&quot;vazio&quot;;VLOOKUP([.$C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];[$legenda.$A$2:.$K$20];7;0)&lt;&gt;&quot;vazio&quot;;VLOOKUP([.$C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685" calcext:value-type="float">
            <text:p>23685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852" calcext:value-type="float">
            <text:p>85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8];[$legenda.$A$2:.$K$20];3;0)&amp;&quot;(&quot;&amp;[.K8]&amp;&quot; &quot;&amp;[.L8]&amp;&quot; &quot;&amp;[.M8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8];[$legenda.$A$2:.$K$20];2;0)" office:value-type="float" office:value="7" calcext:value-type="float">
            <text:p>7</text:p>
          </table:table-cell>
          <table:table-cell table:style-name="ce15" table:formula="of:=IF(VLOOKUP([.$C8];[$legenda.$A$2:.$K$20];9;0)&lt;&gt;&quot;vazio&quot;;VLOOKUP([.$C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8];[$legenda.$A$2:.$K$20];10;0)&lt;&gt;&quot;vazio&quot;;VLOOKUP([.$C8];[$legenda.$A$2:.$K$20];10;0);&quot;&quot;)">
            <text:p/>
          </table:table-cell>
          <table:table-cell table:style-name="ce15" table:formula="of:=IF(VLOOKUP([.$C8];[$legenda.$A$2:.$K$20];11;0)&lt;&gt;&quot;vazio&quot;;VLOOKUP([.$C8];[$legenda.$A$2:.$K$20];11;0);&quot;&quot;)">
            <text:p/>
          </table:table-cell>
          <table:table-cell table:style-name="ce15" table:formula="of:=IF(VLOOKUP([.$C8];[$legenda.$A$2:.$K$20];7;0)&lt;&gt;&quot;vazio&quot;;VLOOKUP([.$C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686" calcext:value-type="float">
            <text:p>23686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853" calcext:value-type="float">
            <text:p>853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9];[$legenda.$A$2:.$K$20];3;0)&amp;&quot;(&quot;&amp;[.K9]&amp;&quot; &quot;&amp;[.L9]&amp;&quot; &quot;&amp;[.M9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9];[$legenda.$A$2:.$K$20];2;0)" office:value-type="string" office:string-value="9.1" calcext:value-type="string">
            <text:p>9.1</text:p>
          </table:table-cell>
          <table:table-cell table:style-name="ce15" table:formula="of:=IF(VLOOKUP([.$C9];[$legenda.$A$2:.$K$20];9;0)&lt;&gt;&quot;vazio&quot;;VLOOKUP([.$C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9];[$legenda.$A$2:.$K$20];10;0)&lt;&gt;&quot;vazio&quot;;VLOOKUP([.$C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9];[$legenda.$A$2:.$K$20];11;0)&lt;&gt;&quot;vazio&quot;;VLOOKUP([.$C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];[$legenda.$A$2:.$K$20];7;0)&lt;&gt;&quot;vazio&quot;;VLOOKUP([.$C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687" calcext:value-type="float">
            <text:p>23687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53" calcext:value-type="float">
            <text:p>85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0];[$legenda.$A$2:.$K$20];3;0)&amp;&quot;(&quot;&amp;[.K10]&amp;&quot; &quot;&amp;[.L10]&amp;&quot; &quot;&amp;[.M10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0];[$legenda.$A$2:.$K$20];2;0)" office:value-type="float" office:value="7" calcext:value-type="float">
            <text:p>7</text:p>
          </table:table-cell>
          <table:table-cell table:style-name="ce15" table:formula="of:=IF(VLOOKUP([.$C10];[$legenda.$A$2:.$K$20];9;0)&lt;&gt;&quot;vazio&quot;;VLOOKUP([.$C1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0];[$legenda.$A$2:.$K$20];10;0)&lt;&gt;&quot;vazio&quot;;VLOOKUP([.$C10];[$legenda.$A$2:.$K$20];10;0);&quot;&quot;)">
            <text:p/>
          </table:table-cell>
          <table:table-cell table:style-name="ce15" table:formula="of:=IF(VLOOKUP([.$C10];[$legenda.$A$2:.$K$20];11;0)&lt;&gt;&quot;vazio&quot;;VLOOKUP([.$C10];[$legenda.$A$2:.$K$20];11;0);&quot;&quot;)">
            <text:p/>
          </table:table-cell>
          <table:table-cell table:style-name="ce15" table:formula="of:=IF(VLOOKUP([.$C10];[$legenda.$A$2:.$K$20];7;0)&lt;&gt;&quot;vazio&quot;;VLOOKUP([.$C1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688" calcext:value-type="float">
            <text:p>23688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855" calcext:value-type="float">
            <text:p>855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11];[$legenda.$A$2:.$K$20];3;0)&amp;&quot;(&quot;&amp;[.K11]&amp;&quot; &quot;&amp;[.L11]&amp;&quot; &quot;&amp;[.M11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1];[$legenda.$A$2:.$K$20];2;0)" office:value-type="float" office:value="9" calcext:value-type="float">
            <text:p>9</text:p>
          </table:table-cell>
          <table:table-cell table:style-name="ce15" table:formula="of:=IF(VLOOKUP([.$C11];[$legenda.$A$2:.$K$20];9;0)&lt;&gt;&quot;vazio&quot;;VLOOKUP([.$C1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1];[$legenda.$A$2:.$K$20];10;0)&lt;&gt;&quot;vazio&quot;;VLOOKUP([.$C1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1];[$legenda.$A$2:.$K$20];11;0)&lt;&gt;&quot;vazio&quot;;VLOOKUP([.$C1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];[$legenda.$A$2:.$K$20];7;0)&lt;&gt;&quot;vazio&quot;;VLOOKUP([.$C1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689" calcext:value-type="float">
            <text:p>23689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58" calcext:value-type="float">
            <text:p>858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12];[$legenda.$A$2:.$K$20];3;0)&amp;&quot;(&quot;&amp;[.K12]&amp;&quot; &quot;&amp;[.L12]&amp;&quot; &quot;&amp;[.M1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2];[$legenda.$A$2:.$K$20];2;0)" office:value-type="float" office:value="9" calcext:value-type="float">
            <text:p>9</text:p>
          </table:table-cell>
          <table:table-cell table:style-name="ce15" table:formula="of:=IF(VLOOKUP([.$C12];[$legenda.$A$2:.$K$20];9;0)&lt;&gt;&quot;vazio&quot;;VLOOKUP([.$C1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2];[$legenda.$A$2:.$K$20];10;0)&lt;&gt;&quot;vazio&quot;;VLOOKUP([.$C1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2];[$legenda.$A$2:.$K$20];11;0)&lt;&gt;&quot;vazio&quot;;VLOOKUP([.$C1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];[$legenda.$A$2:.$K$20];7;0)&lt;&gt;&quot;vazio&quot;;VLOOKUP([.$C1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690" calcext:value-type="float">
            <text:p>23690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859" calcext:value-type="float">
            <text:p>859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13];[$legenda.$A$2:.$K$20];3;0)&amp;&quot;(&quot;&amp;[.K13]&amp;&quot; &quot;&amp;[.L13]&amp;&quot; &quot;&amp;[.M13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3];[$legenda.$A$2:.$K$20];2;0)" office:value-type="float" office:value="9" calcext:value-type="float">
            <text:p>9</text:p>
          </table:table-cell>
          <table:table-cell table:style-name="ce15" table:formula="of:=IF(VLOOKUP([.$C13];[$legenda.$A$2:.$K$20];9;0)&lt;&gt;&quot;vazio&quot;;VLOOKUP([.$C1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3];[$legenda.$A$2:.$K$20];10;0)&lt;&gt;&quot;vazio&quot;;VLOOKUP([.$C1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3];[$legenda.$A$2:.$K$20];11;0)&lt;&gt;&quot;vazio&quot;;VLOOKUP([.$C1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];[$legenda.$A$2:.$K$20];7;0)&lt;&gt;&quot;vazio&quot;;VLOOKUP([.$C1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691" calcext:value-type="float">
            <text:p>23691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14];[$legenda.$A$2:.$K$20];3;0)&amp;&quot;(&quot;&amp;[.K14]&amp;&quot; &quot;&amp;[.L14]&amp;&quot; &quot;&amp;[.M14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4];[$legenda.$A$2:.$K$20];2;0)" office:value-type="string" office:string-value="9.1" calcext:value-type="string">
            <text:p>9.1</text:p>
          </table:table-cell>
          <table:table-cell table:style-name="ce15" table:formula="of:=IF(VLOOKUP([.$C14];[$legenda.$A$2:.$K$20];9;0)&lt;&gt;&quot;vazio&quot;;VLOOKUP([.$C1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4];[$legenda.$A$2:.$K$20];10;0)&lt;&gt;&quot;vazio&quot;;VLOOKUP([.$C1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4];[$legenda.$A$2:.$K$20];11;0)&lt;&gt;&quot;vazio&quot;;VLOOKUP([.$C1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];[$legenda.$A$2:.$K$20];7;0)&lt;&gt;&quot;vazio&quot;;VLOOKUP([.$C1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692" calcext:value-type="float">
            <text:p>23692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61" calcext:value-type="float">
            <text:p>861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15];[$legenda.$A$2:.$K$20];3;0)&amp;&quot;(&quot;&amp;[.K15]&amp;&quot; &quot;&amp;[.L15]&amp;&quot; &quot;&amp;[.M15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5];[$legenda.$A$2:.$K$20];2;0)" office:value-type="string" office:string-value="9.1" calcext:value-type="string">
            <text:p>9.1</text:p>
          </table:table-cell>
          <table:table-cell table:style-name="ce15" table:formula="of:=IF(VLOOKUP([.$C15];[$legenda.$A$2:.$K$20];9;0)&lt;&gt;&quot;vazio&quot;;VLOOKUP([.$C1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5];[$legenda.$A$2:.$K$20];10;0)&lt;&gt;&quot;vazio&quot;;VLOOKUP([.$C1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5];[$legenda.$A$2:.$K$20];11;0)&lt;&gt;&quot;vazio&quot;;VLOOKUP([.$C1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];[$legenda.$A$2:.$K$20];7;0)&lt;&gt;&quot;vazio&quot;;VLOOKUP([.$C1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693" calcext:value-type="float">
            <text:p>23693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862" calcext:value-type="float">
            <text:p>862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16];[$legenda.$A$2:.$K$20];3;0)&amp;&quot;(&quot;&amp;[.K16]&amp;&quot; &quot;&amp;[.L16]&amp;&quot; &quot;&amp;[.M16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6];[$legenda.$A$2:.$K$20];2;0)" office:value-type="string" office:string-value="9.1" calcext:value-type="string">
            <text:p>9.1</text:p>
          </table:table-cell>
          <table:table-cell table:style-name="ce15" table:formula="of:=IF(VLOOKUP([.$C16];[$legenda.$A$2:.$K$20];9;0)&lt;&gt;&quot;vazio&quot;;VLOOKUP([.$C1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6];[$legenda.$A$2:.$K$20];10;0)&lt;&gt;&quot;vazio&quot;;VLOOKUP([.$C1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6];[$legenda.$A$2:.$K$20];11;0)&lt;&gt;&quot;vazio&quot;;VLOOKUP([.$C1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];[$legenda.$A$2:.$K$20];7;0)&lt;&gt;&quot;vazio&quot;;VLOOKUP([.$C1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694" calcext:value-type="float">
            <text:p>23694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7];[$legenda.$A$2:.$K$20];3;0)&amp;&quot;(&quot;&amp;[.K17]&amp;&quot; &quot;&amp;[.L17]&amp;&quot; &quot;&amp;[.M17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17];[$legenda.$A$2:.$K$20];2;0)" office:value-type="float" office:value="3" calcext:value-type="float">
            <text:p>3</text:p>
          </table:table-cell>
          <table:table-cell table:style-name="ce15" table:formula="of:=IF(VLOOKUP([.$C17];[$legenda.$A$2:.$K$20];9;0)&lt;&gt;&quot;vazio&quot;;VLOOKUP([.$C17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17];[$legenda.$A$2:.$K$20];10;0)&lt;&gt;&quot;vazio&quot;;VLOOKUP([.$C17];[$legenda.$A$2:.$K$20];10;0);&quot;&quot;)">
            <text:p/>
          </table:table-cell>
          <table:table-cell table:style-name="ce15" table:formula="of:=IF(VLOOKUP([.$C17];[$legenda.$A$2:.$K$20];11;0)&lt;&gt;&quot;vazio&quot;;VLOOKUP([.$C17];[$legenda.$A$2:.$K$20];11;0);&quot;&quot;)">
            <text:p/>
          </table:table-cell>
          <table:table-cell table:style-name="ce15" table:formula="of:=IF(VLOOKUP([.$C17];[$legenda.$A$2:.$K$20];7;0)&lt;&gt;&quot;vazio&quot;;VLOOKUP([.$C17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23695" calcext:value-type="float">
            <text:p>23695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369" calcext:value-type="float">
            <text:p>369</text:p>
          </table:table-cell>
          <table:table-cell table:style-name="ce14" table:formula="of:=VLOOKUP([.C18];[$legenda.$A$2:.$K$20];3;0)&amp;&quot;(&quot;&amp;[.K18]&amp;&quot; &quot;&amp;[.L18]&amp;&quot; &quot;&amp;[.M18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8];[$legenda.$A$2:.$K$20];2;0)" office:value-type="float" office:value="18" calcext:value-type="float">
            <text:p>18</text:p>
          </table:table-cell>
          <table:table-cell table:style-name="ce15" table:formula="of:=IF(VLOOKUP([.$C18];[$legenda.$A$2:.$K$20];9;0)&lt;&gt;&quot;vazio&quot;;VLOOKUP([.$C18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8];[$legenda.$A$2:.$K$20];10;0)&lt;&gt;&quot;vazio&quot;;VLOOKUP([.$C1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];[$legenda.$A$2:.$K$20];11;0)&lt;&gt;&quot;vazio&quot;;VLOOKUP([.$C1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];[$legenda.$A$2:.$K$20];7;0)&lt;&gt;&quot;vazio&quot;;VLOOKUP([.$C1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696" calcext:value-type="float">
            <text:p>23696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864" calcext:value-type="float">
            <text:p>864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144" calcext:value-type="float">
            <text:p>144</text:p>
          </table:table-cell>
          <table:table-cell table:style-name="ce14" table:formula="of:=VLOOKUP([.C19];[$legenda.$A$2:.$K$20];3;0)&amp;&quot;(&quot;&amp;[.K19]&amp;&quot; &quot;&amp;[.L19]&amp;&quot; &quot;&amp;[.M19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9];[$legenda.$A$2:.$K$20];2;0)" office:value-type="float" office:value="18" calcext:value-type="float">
            <text:p>18</text:p>
          </table:table-cell>
          <table:table-cell table:style-name="ce15" table:formula="of:=IF(VLOOKUP([.$C19];[$legenda.$A$2:.$K$20];9;0)&lt;&gt;&quot;vazio&quot;;VLOOKUP([.$C19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9];[$legenda.$A$2:.$K$20];10;0)&lt;&gt;&quot;vazio&quot;;VLOOKUP([.$C1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9];[$legenda.$A$2:.$K$20];11;0)&lt;&gt;&quot;vazio&quot;;VLOOKUP([.$C1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];[$legenda.$A$2:.$K$20];7;0)&lt;&gt;&quot;vazio&quot;;VLOOKUP([.$C1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697" calcext:value-type="float">
            <text:p>23697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866" calcext:value-type="float">
            <text:p>866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256" calcext:value-type="float">
            <text:p>256</text:p>
          </table:table-cell>
          <table:table-cell table:style-name="ce14" table:formula="of:=VLOOKUP([.C20];[$legenda.$A$2:.$K$20];3;0)&amp;&quot;(&quot;&amp;[.K20]&amp;&quot; &quot;&amp;[.L20]&amp;&quot; &quot;&amp;[.M2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0];[$legenda.$A$2:.$K$20];2;0)" office:value-type="float" office:value="18" calcext:value-type="float">
            <text:p>18</text:p>
          </table:table-cell>
          <table:table-cell table:style-name="ce15" table:formula="of:=IF(VLOOKUP([.$C20];[$legenda.$A$2:.$K$20];9;0)&lt;&gt;&quot;vazio&quot;;VLOOKUP([.$C20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0];[$legenda.$A$2:.$K$20];10;0)&lt;&gt;&quot;vazio&quot;;VLOOKUP([.$C2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0];[$legenda.$A$2:.$K$20];11;0)&lt;&gt;&quot;vazio&quot;;VLOOKUP([.$C2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];[$legenda.$A$2:.$K$20];7;0)&lt;&gt;&quot;vazio&quot;;VLOOKUP([.$C2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698" calcext:value-type="float">
            <text:p>23698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865" calcext:value-type="float">
            <text:p>865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323" calcext:value-type="float">
            <text:p>323</text:p>
          </table:table-cell>
          <table:table-cell table:style-name="ce14" table:formula="of:=VLOOKUP([.C21];[$legenda.$A$2:.$K$20];3;0)&amp;&quot;(&quot;&amp;[.K21]&amp;&quot; &quot;&amp;[.L21]&amp;&quot; &quot;&amp;[.M21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1];[$legenda.$A$2:.$K$20];2;0)" office:value-type="float" office:value="18" calcext:value-type="float">
            <text:p>18</text:p>
          </table:table-cell>
          <table:table-cell table:style-name="ce15" table:formula="of:=IF(VLOOKUP([.$C21];[$legenda.$A$2:.$K$20];9;0)&lt;&gt;&quot;vazio&quot;;VLOOKUP([.$C21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1];[$legenda.$A$2:.$K$20];10;0)&lt;&gt;&quot;vazio&quot;;VLOOKUP([.$C2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1];[$legenda.$A$2:.$K$20];11;0)&lt;&gt;&quot;vazio&quot;;VLOOKUP([.$C2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];[$legenda.$A$2:.$K$20];7;0)&lt;&gt;&quot;vazio&quot;;VLOOKUP([.$C2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699" calcext:value-type="float">
            <text:p>23699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865" calcext:value-type="float">
            <text:p>865</text:p>
          </table:table-cell>
          <table:table-cell table:style-name="ce4" office:value-type="float" office:value="8200343" calcext:value-type="float">
            <text:p>8200343</text:p>
          </table:table-cell>
          <table:table-cell table:style-name="ce14" table:formula="of:=VLOOKUP([.C22];[$legenda.$A$2:.$K$20];3;0)&amp;&quot;(&quot;&amp;[.K22]&amp;&quot; &quot;&amp;[.L22]&amp;&quot; &quot;&amp;[.M2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2];[$legenda.$A$2:.$K$20];2;0)" office:value-type="float" office:value="17" calcext:value-type="float">
            <text:p>17</text:p>
          </table:table-cell>
          <table:table-cell table:style-name="ce15" table:formula="of:=IF(VLOOKUP([.$C22];[$legenda.$A$2:.$K$20];9;0)&lt;&gt;&quot;vazio&quot;;VLOOKUP([.$C2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2];[$legenda.$A$2:.$K$20];10;0)&lt;&gt;&quot;vazio&quot;;VLOOKUP([.$C2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2];[$legenda.$A$2:.$K$20];11;0)&lt;&gt;&quot;vazio&quot;;VLOOKUP([.$C2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];[$legenda.$A$2:.$K$20];7;0)&lt;&gt;&quot;vazio&quot;;VLOOKUP([.$C2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00" calcext:value-type="float">
            <text:p>23700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866" calcext:value-type="float">
            <text:p>866</text:p>
          </table:table-cell>
          <table:table-cell table:style-name="ce4" office:value-type="float" office:value="7940288" calcext:value-type="float">
            <text:p>7940288</text:p>
          </table:table-cell>
          <table:table-cell table:style-name="ce14" table:formula="of:=VLOOKUP([.C23];[$legenda.$A$2:.$K$20];3;0)&amp;&quot;(&quot;&amp;[.K23]&amp;&quot; &quot;&amp;[.L23]&amp;&quot; &quot;&amp;[.M2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3];[$legenda.$A$2:.$K$20];2;0)" office:value-type="float" office:value="17" calcext:value-type="float">
            <text:p>17</text:p>
          </table:table-cell>
          <table:table-cell table:style-name="ce15" table:formula="of:=IF(VLOOKUP([.$C23];[$legenda.$A$2:.$K$20];9;0)&lt;&gt;&quot;vazio&quot;;VLOOKUP([.$C2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3];[$legenda.$A$2:.$K$20];10;0)&lt;&gt;&quot;vazio&quot;;VLOOKUP([.$C2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3];[$legenda.$A$2:.$K$20];11;0)&lt;&gt;&quot;vazio&quot;;VLOOKUP([.$C2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3];[$legenda.$A$2:.$K$20];7;0)&lt;&gt;&quot;vazio&quot;;VLOOKUP([.$C2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01" calcext:value-type="float">
            <text:p>23701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864" calcext:value-type="float">
            <text:p>864</text:p>
          </table:table-cell>
          <table:table-cell table:style-name="ce4" office:value-type="float" office:value="7480206" calcext:value-type="float">
            <text:p>7480206</text:p>
          </table:table-cell>
          <table:table-cell table:style-name="ce14" table:formula="of:=VLOOKUP([.C24];[$legenda.$A$2:.$K$20];3;0)&amp;&quot;(&quot;&amp;[.K24]&amp;&quot; &quot;&amp;[.L24]&amp;&quot; &quot;&amp;[.M2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4];[$legenda.$A$2:.$K$20];2;0)" office:value-type="float" office:value="17" calcext:value-type="float">
            <text:p>17</text:p>
          </table:table-cell>
          <table:table-cell table:style-name="ce15" table:formula="of:=IF(VLOOKUP([.$C24];[$legenda.$A$2:.$K$20];9;0)&lt;&gt;&quot;vazio&quot;;VLOOKUP([.$C2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4];[$legenda.$A$2:.$K$20];10;0)&lt;&gt;&quot;vazio&quot;;VLOOKUP([.$C2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4];[$legenda.$A$2:.$K$20];11;0)&lt;&gt;&quot;vazio&quot;;VLOOKUP([.$C2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];[$legenda.$A$2:.$K$20];7;0)&lt;&gt;&quot;vazio&quot;;VLOOKUP([.$C2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02" calcext:value-type="float">
            <text:p>23702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864" calcext:value-type="float">
            <text:p>864</text:p>
          </table:table-cell>
          <table:table-cell table:style-name="ce4" office:value-type="float" office:value="866" calcext:value-type="float">
            <text:p>866</text:p>
          </table:table-cell>
          <table:table-cell table:style-name="ce4" office:value-type="float" office:value="7000195" calcext:value-type="float">
            <text:p>7000195</text:p>
          </table:table-cell>
          <table:table-cell table:style-name="ce14" table:formula="of:=VLOOKUP([.C25];[$legenda.$A$2:.$K$20];3;0)&amp;&quot;(&quot;&amp;[.K25]&amp;&quot; &quot;&amp;[.L25]&amp;&quot; &quot;&amp;[.M2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5];[$legenda.$A$2:.$K$20];2;0)" office:value-type="float" office:value="17" calcext:value-type="float">
            <text:p>17</text:p>
          </table:table-cell>
          <table:table-cell table:style-name="ce15" table:formula="of:=IF(VLOOKUP([.$C25];[$legenda.$A$2:.$K$20];9;0)&lt;&gt;&quot;vazio&quot;;VLOOKUP([.$C2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5];[$legenda.$A$2:.$K$20];10;0)&lt;&gt;&quot;vazio&quot;;VLOOKUP([.$C2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5];[$legenda.$A$2:.$K$20];11;0)&lt;&gt;&quot;vazio&quot;;VLOOKUP([.$C2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5];[$legenda.$A$2:.$K$20];7;0)&lt;&gt;&quot;vazio&quot;;VLOOKUP([.$C2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03" calcext:value-type="float">
            <text:p>23703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5" calcext:value-type="float">
            <text:p>865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862" calcext:value-type="float">
            <text:p>862</text:p>
          </table:table-cell>
          <table:table-cell table:style-name="ce4" office:value-type="float" office:value="471" calcext:value-type="float">
            <text:p>471</text:p>
          </table:table-cell>
          <table:table-cell table:style-name="ce4" office:value-type="float" office:value="344" calcext:value-type="float">
            <text:p>344</text:p>
          </table:table-cell>
          <table:table-cell table:style-name="ce14" table:formula="of:=VLOOKUP([.C26];[$legenda.$A$2:.$K$20];3;0)&amp;&quot;(&quot;&amp;[.K26]&amp;&quot; &quot;&amp;[.L26]&amp;&quot; &quot;&amp;[.M2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6];[$legenda.$A$2:.$K$20];2;0)" office:value-type="float" office:value="17" calcext:value-type="float">
            <text:p>17</text:p>
          </table:table-cell>
          <table:table-cell table:style-name="ce15" table:formula="of:=IF(VLOOKUP([.$C26];[$legenda.$A$2:.$K$20];9;0)&lt;&gt;&quot;vazio&quot;;VLOOKUP([.$C2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6];[$legenda.$A$2:.$K$20];10;0)&lt;&gt;&quot;vazio&quot;;VLOOKUP([.$C2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];[$legenda.$A$2:.$K$20];11;0)&lt;&gt;&quot;vazio&quot;;VLOOKUP([.$C2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];[$legenda.$A$2:.$K$20];7;0)&lt;&gt;&quot;vazio&quot;;VLOOKUP([.$C2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04" calcext:value-type="float">
            <text:p>23704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5" calcext:value-type="float">
            <text:p>86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61" calcext:value-type="float">
            <text:p>861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351" calcext:value-type="float">
            <text:p>351</text:p>
          </table:table-cell>
          <table:table-cell table:style-name="ce14" table:formula="of:=VLOOKUP([.C27];[$legenda.$A$2:.$K$20];3;0)&amp;&quot;(&quot;&amp;[.K27]&amp;&quot; &quot;&amp;[.L27]&amp;&quot; &quot;&amp;[.M2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7];[$legenda.$A$2:.$K$20];2;0)" office:value-type="float" office:value="17" calcext:value-type="float">
            <text:p>17</text:p>
          </table:table-cell>
          <table:table-cell table:style-name="ce15" table:formula="of:=IF(VLOOKUP([.$C27];[$legenda.$A$2:.$K$20];9;0)&lt;&gt;&quot;vazio&quot;;VLOOKUP([.$C2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7];[$legenda.$A$2:.$K$20];10;0)&lt;&gt;&quot;vazio&quot;;VLOOKUP([.$C2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7];[$legenda.$A$2:.$K$20];11;0)&lt;&gt;&quot;vazio&quot;;VLOOKUP([.$C2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];[$legenda.$A$2:.$K$20];7;0)&lt;&gt;&quot;vazio&quot;;VLOOKUP([.$C2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05" calcext:value-type="float">
            <text:p>23705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5" calcext:value-type="float">
            <text:p>86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334" calcext:value-type="float">
            <text:p>334</text:p>
          </table:table-cell>
          <table:table-cell table:style-name="ce14" table:formula="of:=VLOOKUP([.C28];[$legenda.$A$2:.$K$20];3;0)&amp;&quot;(&quot;&amp;[.K28]&amp;&quot; &quot;&amp;[.L28]&amp;&quot; &quot;&amp;[.M2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8];[$legenda.$A$2:.$K$20];2;0)" office:value-type="float" office:value="17" calcext:value-type="float">
            <text:p>17</text:p>
          </table:table-cell>
          <table:table-cell table:style-name="ce15" table:formula="of:=IF(VLOOKUP([.$C28];[$legenda.$A$2:.$K$20];9;0)&lt;&gt;&quot;vazio&quot;;VLOOKUP([.$C2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8];[$legenda.$A$2:.$K$20];10;0)&lt;&gt;&quot;vazio&quot;;VLOOKUP([.$C2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8];[$legenda.$A$2:.$K$20];11;0)&lt;&gt;&quot;vazio&quot;;VLOOKUP([.$C2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];[$legenda.$A$2:.$K$20];7;0)&lt;&gt;&quot;vazio&quot;;VLOOKUP([.$C2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06" calcext:value-type="float">
            <text:p>23706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864" calcext:value-type="float">
            <text:p>864</text:p>
          </table:table-cell>
          <table:table-cell table:style-name="ce4" office:value-type="float" office:value="866" calcext:value-type="float">
            <text:p>866</text:p>
          </table:table-cell>
          <table:table-cell table:style-name="ce4" office:value-type="float" office:value="2390103" calcext:value-type="float">
            <text:p>2390103</text:p>
          </table:table-cell>
          <table:table-cell table:style-name="ce14" table:formula="of:=VLOOKUP([.C29];[$legenda.$A$2:.$K$20];3;0)&amp;&quot;(&quot;&amp;[.K29]&amp;&quot; &quot;&amp;[.L29]&amp;&quot; &quot;&amp;[.M2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9];[$legenda.$A$2:.$K$20];2;0)" office:value-type="float" office:value="17" calcext:value-type="float">
            <text:p>17</text:p>
          </table:table-cell>
          <table:table-cell table:style-name="ce15" table:formula="of:=IF(VLOOKUP([.$C29];[$legenda.$A$2:.$K$20];9;0)&lt;&gt;&quot;vazio&quot;;VLOOKUP([.$C2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9];[$legenda.$A$2:.$K$20];10;0)&lt;&gt;&quot;vazio&quot;;VLOOKUP([.$C2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9];[$legenda.$A$2:.$K$20];11;0)&lt;&gt;&quot;vazio&quot;;VLOOKUP([.$C2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];[$legenda.$A$2:.$K$20];7;0)&lt;&gt;&quot;vazio&quot;;VLOOKUP([.$C2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07" calcext:value-type="float">
            <text:p>23707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864" calcext:value-type="float">
            <text:p>864</text:p>
          </table:table-cell>
          <table:table-cell table:style-name="ce4" office:value-type="float" office:value="865" calcext:value-type="float">
            <text:p>865</text:p>
          </table:table-cell>
          <table:table-cell table:style-name="ce4" office:value-type="float" office:value="1010197" calcext:value-type="float">
            <text:p>1010197</text:p>
          </table:table-cell>
          <table:table-cell table:style-name="ce14" table:formula="of:=VLOOKUP([.C30];[$legenda.$A$2:.$K$20];3;0)&amp;&quot;(&quot;&amp;[.K30]&amp;&quot; &quot;&amp;[.L30]&amp;&quot; &quot;&amp;[.M3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0];[$legenda.$A$2:.$K$20];2;0)" office:value-type="float" office:value="17" calcext:value-type="float">
            <text:p>17</text:p>
          </table:table-cell>
          <table:table-cell table:style-name="ce15" table:formula="of:=IF(VLOOKUP([.$C30];[$legenda.$A$2:.$K$20];9;0)&lt;&gt;&quot;vazio&quot;;VLOOKUP([.$C3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0];[$legenda.$A$2:.$K$20];10;0)&lt;&gt;&quot;vazio&quot;;VLOOKUP([.$C3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0];[$legenda.$A$2:.$K$20];11;0)&lt;&gt;&quot;vazio&quot;;VLOOKUP([.$C3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0];[$legenda.$A$2:.$K$20];7;0)&lt;&gt;&quot;vazio&quot;;VLOOKUP([.$C3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08" calcext:value-type="float">
            <text:p>23708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865" calcext:value-type="float">
            <text:p>865</text:p>
          </table:table-cell>
          <table:table-cell table:style-name="ce4" office:value-type="float" office:value="866" calcext:value-type="float">
            <text:p>866</text:p>
          </table:table-cell>
          <table:table-cell table:style-name="ce4" office:value-type="float" office:value="3820155" calcext:value-type="float">
            <text:p>3820155</text:p>
          </table:table-cell>
          <table:table-cell table:style-name="ce14" table:formula="of:=VLOOKUP([.C31];[$legenda.$A$2:.$K$20];3;0)&amp;&quot;(&quot;&amp;[.K31]&amp;&quot; &quot;&amp;[.L31]&amp;&quot; &quot;&amp;[.M3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1];[$legenda.$A$2:.$K$20];2;0)" office:value-type="float" office:value="17" calcext:value-type="float">
            <text:p>17</text:p>
          </table:table-cell>
          <table:table-cell table:style-name="ce15" table:formula="of:=IF(VLOOKUP([.$C31];[$legenda.$A$2:.$K$20];9;0)&lt;&gt;&quot;vazio&quot;;VLOOKUP([.$C3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1];[$legenda.$A$2:.$K$20];10;0)&lt;&gt;&quot;vazio&quot;;VLOOKUP([.$C3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1];[$legenda.$A$2:.$K$20];11;0)&lt;&gt;&quot;vazio&quot;;VLOOKUP([.$C3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1];[$legenda.$A$2:.$K$20];7;0)&lt;&gt;&quot;vazio&quot;;VLOOKUP([.$C3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09" calcext:value-type="float">
            <text:p>23709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861" calcext:value-type="float">
            <text:p>861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278" calcext:value-type="float">
            <text:p>278</text:p>
          </table:table-cell>
          <table:table-cell table:style-name="ce14" table:formula="of:=VLOOKUP([.C32];[$legenda.$A$2:.$K$20];3;0)&amp;&quot;(&quot;&amp;[.K32]&amp;&quot; &quot;&amp;[.L32]&amp;&quot; &quot;&amp;[.M3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2];[$legenda.$A$2:.$K$20];2;0)" office:value-type="float" office:value="17" calcext:value-type="float">
            <text:p>17</text:p>
          </table:table-cell>
          <table:table-cell table:style-name="ce15" table:formula="of:=IF(VLOOKUP([.$C32];[$legenda.$A$2:.$K$20];9;0)&lt;&gt;&quot;vazio&quot;;VLOOKUP([.$C3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2];[$legenda.$A$2:.$K$20];10;0)&lt;&gt;&quot;vazio&quot;;VLOOKUP([.$C3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2];[$legenda.$A$2:.$K$20];11;0)&lt;&gt;&quot;vazio&quot;;VLOOKUP([.$C3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2];[$legenda.$A$2:.$K$20];7;0)&lt;&gt;&quot;vazio&quot;;VLOOKUP([.$C3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10" calcext:value-type="float">
            <text:p>23710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278" calcext:value-type="float">
            <text:p>278</text:p>
          </table:table-cell>
          <table:table-cell table:style-name="ce14" table:formula="of:=VLOOKUP([.C33];[$legenda.$A$2:.$K$20];3;0)&amp;&quot;(&quot;&amp;[.K33]&amp;&quot; &quot;&amp;[.L33]&amp;&quot; &quot;&amp;[.M3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3];[$legenda.$A$2:.$K$20];2;0)" office:value-type="float" office:value="17" calcext:value-type="float">
            <text:p>17</text:p>
          </table:table-cell>
          <table:table-cell table:style-name="ce15" table:formula="of:=IF(VLOOKUP([.$C33];[$legenda.$A$2:.$K$20];9;0)&lt;&gt;&quot;vazio&quot;;VLOOKUP([.$C3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3];[$legenda.$A$2:.$K$20];10;0)&lt;&gt;&quot;vazio&quot;;VLOOKUP([.$C3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3];[$legenda.$A$2:.$K$20];11;0)&lt;&gt;&quot;vazio&quot;;VLOOKUP([.$C3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3];[$legenda.$A$2:.$K$20];7;0)&lt;&gt;&quot;vazio&quot;;VLOOKUP([.$C3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11" calcext:value-type="float">
            <text:p>23711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278" calcext:value-type="float">
            <text:p>278</text:p>
          </table:table-cell>
          <table:table-cell table:style-name="ce14" table:formula="of:=VLOOKUP([.C34];[$legenda.$A$2:.$K$20];3;0)&amp;&quot;(&quot;&amp;[.K34]&amp;&quot; &quot;&amp;[.L34]&amp;&quot; &quot;&amp;[.M3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4];[$legenda.$A$2:.$K$20];2;0)" office:value-type="float" office:value="17" calcext:value-type="float">
            <text:p>17</text:p>
          </table:table-cell>
          <table:table-cell table:style-name="ce15" table:formula="of:=IF(VLOOKUP([.$C34];[$legenda.$A$2:.$K$20];9;0)&lt;&gt;&quot;vazio&quot;;VLOOKUP([.$C3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4];[$legenda.$A$2:.$K$20];10;0)&lt;&gt;&quot;vazio&quot;;VLOOKUP([.$C3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4];[$legenda.$A$2:.$K$20];11;0)&lt;&gt;&quot;vazio&quot;;VLOOKUP([.$C3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4];[$legenda.$A$2:.$K$20];7;0)&lt;&gt;&quot;vazio&quot;;VLOOKUP([.$C3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12" calcext:value-type="float">
            <text:p>23712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278" calcext:value-type="float">
            <text:p>278</text:p>
          </table:table-cell>
          <table:table-cell table:style-name="ce14" table:formula="of:=VLOOKUP([.C35];[$legenda.$A$2:.$K$20];3;0)&amp;&quot;(&quot;&amp;[.K35]&amp;&quot; &quot;&amp;[.L35]&amp;&quot; &quot;&amp;[.M3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5];[$legenda.$A$2:.$K$20];2;0)" office:value-type="float" office:value="17" calcext:value-type="float">
            <text:p>17</text:p>
          </table:table-cell>
          <table:table-cell table:style-name="ce15" table:formula="of:=IF(VLOOKUP([.$C35];[$legenda.$A$2:.$K$20];9;0)&lt;&gt;&quot;vazio&quot;;VLOOKUP([.$C3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5];[$legenda.$A$2:.$K$20];10;0)&lt;&gt;&quot;vazio&quot;;VLOOKUP([.$C3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5];[$legenda.$A$2:.$K$20];11;0)&lt;&gt;&quot;vazio&quot;;VLOOKUP([.$C3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5];[$legenda.$A$2:.$K$20];7;0)&lt;&gt;&quot;vazio&quot;;VLOOKUP([.$C3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13" calcext:value-type="float">
            <text:p>23713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278" calcext:value-type="float">
            <text:p>278</text:p>
          </table:table-cell>
          <table:table-cell table:style-name="ce14" table:formula="of:=VLOOKUP([.C36];[$legenda.$A$2:.$K$20];3;0)&amp;&quot;(&quot;&amp;[.K36]&amp;&quot; &quot;&amp;[.L36]&amp;&quot; &quot;&amp;[.M3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6];[$legenda.$A$2:.$K$20];2;0)" office:value-type="float" office:value="17" calcext:value-type="float">
            <text:p>17</text:p>
          </table:table-cell>
          <table:table-cell table:style-name="ce15" table:formula="of:=IF(VLOOKUP([.$C36];[$legenda.$A$2:.$K$20];9;0)&lt;&gt;&quot;vazio&quot;;VLOOKUP([.$C3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6];[$legenda.$A$2:.$K$20];10;0)&lt;&gt;&quot;vazio&quot;;VLOOKUP([.$C3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6];[$legenda.$A$2:.$K$20];11;0)&lt;&gt;&quot;vazio&quot;;VLOOKUP([.$C3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6];[$legenda.$A$2:.$K$20];7;0)&lt;&gt;&quot;vazio&quot;;VLOOKUP([.$C3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14" calcext:value-type="float">
            <text:p>23714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278" calcext:value-type="float">
            <text:p>278</text:p>
          </table:table-cell>
          <table:table-cell table:style-name="ce14" table:formula="of:=VLOOKUP([.C37];[$legenda.$A$2:.$K$20];3;0)&amp;&quot;(&quot;&amp;[.K37]&amp;&quot; &quot;&amp;[.L37]&amp;&quot; &quot;&amp;[.M3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7];[$legenda.$A$2:.$K$20];2;0)" office:value-type="float" office:value="17" calcext:value-type="float">
            <text:p>17</text:p>
          </table:table-cell>
          <table:table-cell table:style-name="ce15" table:formula="of:=IF(VLOOKUP([.$C37];[$legenda.$A$2:.$K$20];9;0)&lt;&gt;&quot;vazio&quot;;VLOOKUP([.$C3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7];[$legenda.$A$2:.$K$20];10;0)&lt;&gt;&quot;vazio&quot;;VLOOKUP([.$C3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7];[$legenda.$A$2:.$K$20];11;0)&lt;&gt;&quot;vazio&quot;;VLOOKUP([.$C3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7];[$legenda.$A$2:.$K$20];7;0)&lt;&gt;&quot;vazio&quot;;VLOOKUP([.$C3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15" calcext:value-type="float">
            <text:p>23715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278" calcext:value-type="float">
            <text:p>278</text:p>
          </table:table-cell>
          <table:table-cell table:style-name="ce14" table:formula="of:=VLOOKUP([.C38];[$legenda.$A$2:.$K$20];3;0)&amp;&quot;(&quot;&amp;[.K38]&amp;&quot; &quot;&amp;[.L38]&amp;&quot; &quot;&amp;[.M3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8];[$legenda.$A$2:.$K$20];2;0)" office:value-type="float" office:value="17" calcext:value-type="float">
            <text:p>17</text:p>
          </table:table-cell>
          <table:table-cell table:style-name="ce15" table:formula="of:=IF(VLOOKUP([.$C38];[$legenda.$A$2:.$K$20];9;0)&lt;&gt;&quot;vazio&quot;;VLOOKUP([.$C3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8];[$legenda.$A$2:.$K$20];10;0)&lt;&gt;&quot;vazio&quot;;VLOOKUP([.$C3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8];[$legenda.$A$2:.$K$20];11;0)&lt;&gt;&quot;vazio&quot;;VLOOKUP([.$C3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8];[$legenda.$A$2:.$K$20];7;0)&lt;&gt;&quot;vazio&quot;;VLOOKUP([.$C3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16" calcext:value-type="float">
            <text:p>23716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278" calcext:value-type="float">
            <text:p>278</text:p>
          </table:table-cell>
          <table:table-cell table:style-name="ce14" table:formula="of:=VLOOKUP([.C39];[$legenda.$A$2:.$K$20];3;0)&amp;&quot;(&quot;&amp;[.K39]&amp;&quot; &quot;&amp;[.L39]&amp;&quot; &quot;&amp;[.M3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9];[$legenda.$A$2:.$K$20];2;0)" office:value-type="float" office:value="17" calcext:value-type="float">
            <text:p>17</text:p>
          </table:table-cell>
          <table:table-cell table:style-name="ce15" table:formula="of:=IF(VLOOKUP([.$C39];[$legenda.$A$2:.$K$20];9;0)&lt;&gt;&quot;vazio&quot;;VLOOKUP([.$C3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9];[$legenda.$A$2:.$K$20];10;0)&lt;&gt;&quot;vazio&quot;;VLOOKUP([.$C3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9];[$legenda.$A$2:.$K$20];11;0)&lt;&gt;&quot;vazio&quot;;VLOOKUP([.$C3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9];[$legenda.$A$2:.$K$20];7;0)&lt;&gt;&quot;vazio&quot;;VLOOKUP([.$C3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17" calcext:value-type="float">
            <text:p>23717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866" calcext:value-type="float">
            <text:p>866</text:p>
          </table:table-cell>
          <table:table-cell table:style-name="ce4" office:value-type="float" office:value="861" calcext:value-type="float">
            <text:p>861</text:p>
          </table:table-cell>
          <table:table-cell table:style-name="ce4" office:value-type="float" office:value="3460278" calcext:value-type="float">
            <text:p>3460278</text:p>
          </table:table-cell>
          <table:table-cell table:style-name="ce14" table:formula="of:=VLOOKUP([.C40];[$legenda.$A$2:.$K$20];3;0)&amp;&quot;(&quot;&amp;[.K40]&amp;&quot; &quot;&amp;[.L40]&amp;&quot; &quot;&amp;[.M40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40];[$legenda.$A$2:.$K$20];2;0)" office:value-type="float" office:value="15" calcext:value-type="float">
            <text:p>15</text:p>
          </table:table-cell>
          <table:table-cell table:style-name="ce15" table:formula="of:=IF(VLOOKUP([.$C40];[$legenda.$A$2:.$K$20];9;0)&lt;&gt;&quot;vazio&quot;;VLOOKUP([.$C40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40];[$legenda.$A$2:.$K$20];10;0)&lt;&gt;&quot;vazio&quot;;VLOOKUP([.$C40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40];[$legenda.$A$2:.$K$20];11;0)&lt;&gt;&quot;vazio&quot;;VLOOKUP([.$C40];[$legenda.$A$2:.$K$20];11;0);&quot;&quot;)" office:value-type="string" office:string-value="pos" calcext:value-type="string">
            <text:p>pos</text:p>
          </table:table-cell>
          <table:table-cell table:style-name="ce15" table:formula="of:=IF(VLOOKUP([.$C40];[$legenda.$A$2:.$K$20];7;0)&lt;&gt;&quot;vazio&quot;;VLOOKUP([.$C40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3718" calcext:value-type="float">
            <text:p>23718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278" calcext:value-type="float">
            <text:p>278</text:p>
          </table:table-cell>
          <table:table-cell table:style-name="ce14" table:formula="of:=VLOOKUP([.C41];[$legenda.$A$2:.$K$20];3;0)&amp;&quot;(&quot;&amp;[.K41]&amp;&quot; &quot;&amp;[.L41]&amp;&quot; &quot;&amp;[.M4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1];[$legenda.$A$2:.$K$20];2;0)" office:value-type="float" office:value="17" calcext:value-type="float">
            <text:p>17</text:p>
          </table:table-cell>
          <table:table-cell table:style-name="ce15" table:formula="of:=IF(VLOOKUP([.$C41];[$legenda.$A$2:.$K$20];9;0)&lt;&gt;&quot;vazio&quot;;VLOOKUP([.$C4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1];[$legenda.$A$2:.$K$20];10;0)&lt;&gt;&quot;vazio&quot;;VLOOKUP([.$C4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1];[$legenda.$A$2:.$K$20];11;0)&lt;&gt;&quot;vazio&quot;;VLOOKUP([.$C4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1];[$legenda.$A$2:.$K$20];7;0)&lt;&gt;&quot;vazio&quot;;VLOOKUP([.$C4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19" calcext:value-type="float">
            <text:p>23719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278" calcext:value-type="float">
            <text:p>278</text:p>
          </table:table-cell>
          <table:table-cell table:style-name="ce14" table:formula="of:=VLOOKUP([.C42];[$legenda.$A$2:.$K$20];3;0)&amp;&quot;(&quot;&amp;[.K42]&amp;&quot; &quot;&amp;[.L42]&amp;&quot; &quot;&amp;[.M4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2];[$legenda.$A$2:.$K$20];2;0)" office:value-type="float" office:value="17" calcext:value-type="float">
            <text:p>17</text:p>
          </table:table-cell>
          <table:table-cell table:style-name="ce15" table:formula="of:=IF(VLOOKUP([.$C42];[$legenda.$A$2:.$K$20];9;0)&lt;&gt;&quot;vazio&quot;;VLOOKUP([.$C4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2];[$legenda.$A$2:.$K$20];10;0)&lt;&gt;&quot;vazio&quot;;VLOOKUP([.$C4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2];[$legenda.$A$2:.$K$20];11;0)&lt;&gt;&quot;vazio&quot;;VLOOKUP([.$C4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2];[$legenda.$A$2:.$K$20];7;0)&lt;&gt;&quot;vazio&quot;;VLOOKUP([.$C4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20" calcext:value-type="float">
            <text:p>23720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278" calcext:value-type="float">
            <text:p>278</text:p>
          </table:table-cell>
          <table:table-cell table:style-name="ce14" table:formula="of:=VLOOKUP([.C43];[$legenda.$A$2:.$K$20];3;0)&amp;&quot;(&quot;&amp;[.K43]&amp;&quot; &quot;&amp;[.L43]&amp;&quot; &quot;&amp;[.M4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3];[$legenda.$A$2:.$K$20];2;0)" office:value-type="float" office:value="17" calcext:value-type="float">
            <text:p>17</text:p>
          </table:table-cell>
          <table:table-cell table:style-name="ce15" table:formula="of:=IF(VLOOKUP([.$C43];[$legenda.$A$2:.$K$20];9;0)&lt;&gt;&quot;vazio&quot;;VLOOKUP([.$C4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3];[$legenda.$A$2:.$K$20];10;0)&lt;&gt;&quot;vazio&quot;;VLOOKUP([.$C4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3];[$legenda.$A$2:.$K$20];11;0)&lt;&gt;&quot;vazio&quot;;VLOOKUP([.$C4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3];[$legenda.$A$2:.$K$20];7;0)&lt;&gt;&quot;vazio&quot;;VLOOKUP([.$C4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21" calcext:value-type="float">
            <text:p>23721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278" calcext:value-type="float">
            <text:p>278</text:p>
          </table:table-cell>
          <table:table-cell table:style-name="ce14" table:formula="of:=VLOOKUP([.C44];[$legenda.$A$2:.$K$20];3;0)&amp;&quot;(&quot;&amp;[.K44]&amp;&quot; &quot;&amp;[.L44]&amp;&quot; &quot;&amp;[.M4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4];[$legenda.$A$2:.$K$20];2;0)" office:value-type="float" office:value="17" calcext:value-type="float">
            <text:p>17</text:p>
          </table:table-cell>
          <table:table-cell table:style-name="ce15" table:formula="of:=IF(VLOOKUP([.$C44];[$legenda.$A$2:.$K$20];9;0)&lt;&gt;&quot;vazio&quot;;VLOOKUP([.$C4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4];[$legenda.$A$2:.$K$20];10;0)&lt;&gt;&quot;vazio&quot;;VLOOKUP([.$C4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4];[$legenda.$A$2:.$K$20];11;0)&lt;&gt;&quot;vazio&quot;;VLOOKUP([.$C4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4];[$legenda.$A$2:.$K$20];7;0)&lt;&gt;&quot;vazio&quot;;VLOOKUP([.$C4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22" calcext:value-type="float">
            <text:p>23722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278" calcext:value-type="float">
            <text:p>278</text:p>
          </table:table-cell>
          <table:table-cell table:style-name="ce14" table:formula="of:=VLOOKUP([.C45];[$legenda.$A$2:.$K$20];3;0)&amp;&quot;(&quot;&amp;[.K45]&amp;&quot; &quot;&amp;[.L45]&amp;&quot; &quot;&amp;[.M4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5];[$legenda.$A$2:.$K$20];2;0)" office:value-type="float" office:value="17" calcext:value-type="float">
            <text:p>17</text:p>
          </table:table-cell>
          <table:table-cell table:style-name="ce15" table:formula="of:=IF(VLOOKUP([.$C45];[$legenda.$A$2:.$K$20];9;0)&lt;&gt;&quot;vazio&quot;;VLOOKUP([.$C4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5];[$legenda.$A$2:.$K$20];10;0)&lt;&gt;&quot;vazio&quot;;VLOOKUP([.$C4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5];[$legenda.$A$2:.$K$20];11;0)&lt;&gt;&quot;vazio&quot;;VLOOKUP([.$C4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5];[$legenda.$A$2:.$K$20];7;0)&lt;&gt;&quot;vazio&quot;;VLOOKUP([.$C4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23" calcext:value-type="float">
            <text:p>23723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866" calcext:value-type="float">
            <text:p>866</text:p>
          </table:table-cell>
          <table:table-cell table:style-name="ce4" office:value-type="float" office:value="4300264" calcext:value-type="float">
            <text:p>4300264</text:p>
          </table:table-cell>
          <table:table-cell table:style-name="ce14" table:formula="of:=VLOOKUP([.C46];[$legenda.$A$2:.$K$20];3;0)&amp;&quot;(&quot;&amp;[.K46]&amp;&quot; &quot;&amp;[.L46]&amp;&quot; &quot;&amp;[.M4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6];[$legenda.$A$2:.$K$20];2;0)" office:value-type="float" office:value="17" calcext:value-type="float">
            <text:p>17</text:p>
          </table:table-cell>
          <table:table-cell table:style-name="ce15" table:formula="of:=IF(VLOOKUP([.$C46];[$legenda.$A$2:.$K$20];9;0)&lt;&gt;&quot;vazio&quot;;VLOOKUP([.$C4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6];[$legenda.$A$2:.$K$20];10;0)&lt;&gt;&quot;vazio&quot;;VLOOKUP([.$C4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6];[$legenda.$A$2:.$K$20];11;0)&lt;&gt;&quot;vazio&quot;;VLOOKUP([.$C4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6];[$legenda.$A$2:.$K$20];7;0)&lt;&gt;&quot;vazio&quot;;VLOOKUP([.$C4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24" calcext:value-type="float">
            <text:p>23724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3" calcext:value-type="float">
            <text:p>863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862" calcext:value-type="float">
            <text:p>862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278" calcext:value-type="float">
            <text:p>278</text:p>
          </table:table-cell>
          <table:table-cell table:style-name="ce14" table:formula="of:=VLOOKUP([.C47];[$legenda.$A$2:.$K$20];3;0)&amp;&quot;(&quot;&amp;[.K47]&amp;&quot; &quot;&amp;[.L47]&amp;&quot; &quot;&amp;[.M4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7];[$legenda.$A$2:.$K$20];2;0)" office:value-type="float" office:value="17" calcext:value-type="float">
            <text:p>17</text:p>
          </table:table-cell>
          <table:table-cell table:style-name="ce15" table:formula="of:=IF(VLOOKUP([.$C47];[$legenda.$A$2:.$K$20];9;0)&lt;&gt;&quot;vazio&quot;;VLOOKUP([.$C4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7];[$legenda.$A$2:.$K$20];10;0)&lt;&gt;&quot;vazio&quot;;VLOOKUP([.$C4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7];[$legenda.$A$2:.$K$20];11;0)&lt;&gt;&quot;vazio&quot;;VLOOKUP([.$C4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7];[$legenda.$A$2:.$K$20];7;0)&lt;&gt;&quot;vazio&quot;;VLOOKUP([.$C4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25" calcext:value-type="float">
            <text:p>23725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862" calcext:value-type="float">
            <text:p>862</text:p>
          </table:table-cell>
          <table:table-cell table:style-name="ce4" office:value-type="float" office:value="4070278" calcext:value-type="float">
            <text:p>4070278</text:p>
          </table:table-cell>
          <table:table-cell table:style-name="ce14" table:formula="of:=VLOOKUP([.C48];[$legenda.$A$2:.$K$20];3;0)&amp;&quot;(&quot;&amp;[.K48]&amp;&quot; &quot;&amp;[.L48]&amp;&quot; &quot;&amp;[.M48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48];[$legenda.$A$2:.$K$20];2;0)" office:value-type="float" office:value="15" calcext:value-type="float">
            <text:p>15</text:p>
          </table:table-cell>
          <table:table-cell table:style-name="ce15" table:formula="of:=IF(VLOOKUP([.$C48];[$legenda.$A$2:.$K$20];9;0)&lt;&gt;&quot;vazio&quot;;VLOOKUP([.$C48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48];[$legenda.$A$2:.$K$20];10;0)&lt;&gt;&quot;vazio&quot;;VLOOKUP([.$C48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48];[$legenda.$A$2:.$K$20];11;0)&lt;&gt;&quot;vazio&quot;;VLOOKUP([.$C48];[$legenda.$A$2:.$K$20];11;0);&quot;&quot;)" office:value-type="string" office:string-value="pos" calcext:value-type="string">
            <text:p>pos</text:p>
          </table:table-cell>
          <table:table-cell table:style-name="ce15" table:formula="of:=IF(VLOOKUP([.$C48];[$legenda.$A$2:.$K$20];7;0)&lt;&gt;&quot;vazio&quot;;VLOOKUP([.$C48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3726" calcext:value-type="float">
            <text:p>23726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4" calcext:value-type="float">
            <text:p>86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310" calcext:value-type="float">
            <text:p>310</text:p>
          </table:table-cell>
          <table:table-cell table:style-name="ce14" table:formula="of:=VLOOKUP([.C49];[$legenda.$A$2:.$K$20];3;0)&amp;&quot;(&quot;&amp;[.K49]&amp;&quot; &quot;&amp;[.L49]&amp;&quot; &quot;&amp;[.M4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9];[$legenda.$A$2:.$K$20];2;0)" office:value-type="float" office:value="17" calcext:value-type="float">
            <text:p>17</text:p>
          </table:table-cell>
          <table:table-cell table:style-name="ce15" table:formula="of:=IF(VLOOKUP([.$C49];[$legenda.$A$2:.$K$20];9;0)&lt;&gt;&quot;vazio&quot;;VLOOKUP([.$C4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9];[$legenda.$A$2:.$K$20];10;0)&lt;&gt;&quot;vazio&quot;;VLOOKUP([.$C4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9];[$legenda.$A$2:.$K$20];11;0)&lt;&gt;&quot;vazio&quot;;VLOOKUP([.$C4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9];[$legenda.$A$2:.$K$20];7;0)&lt;&gt;&quot;vazio&quot;;VLOOKUP([.$C4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27" calcext:value-type="float">
            <text:p>23727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4" calcext:value-type="float">
            <text:p>86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310" calcext:value-type="float">
            <text:p>310</text:p>
          </table:table-cell>
          <table:table-cell table:style-name="ce14" table:formula="of:=VLOOKUP([.C50];[$legenda.$A$2:.$K$20];3;0)&amp;&quot;(&quot;&amp;[.K50]&amp;&quot; &quot;&amp;[.L50]&amp;&quot; &quot;&amp;[.M5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0];[$legenda.$A$2:.$K$20];2;0)" office:value-type="float" office:value="17" calcext:value-type="float">
            <text:p>17</text:p>
          </table:table-cell>
          <table:table-cell table:style-name="ce15" table:formula="of:=IF(VLOOKUP([.$C50];[$legenda.$A$2:.$K$20];9;0)&lt;&gt;&quot;vazio&quot;;VLOOKUP([.$C5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0];[$legenda.$A$2:.$K$20];10;0)&lt;&gt;&quot;vazio&quot;;VLOOKUP([.$C5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0];[$legenda.$A$2:.$K$20];11;0)&lt;&gt;&quot;vazio&quot;;VLOOKUP([.$C5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0];[$legenda.$A$2:.$K$20];7;0)&lt;&gt;&quot;vazio&quot;;VLOOKUP([.$C5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28" calcext:value-type="float">
            <text:p>23728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865" calcext:value-type="float">
            <text:p>865</text:p>
          </table:table-cell>
          <table:table-cell table:style-name="ce4" office:value-type="float" office:value="866" calcext:value-type="float">
            <text:p>866</text:p>
          </table:table-cell>
          <table:table-cell table:style-name="ce4" office:value-type="float" office:value="6120241" calcext:value-type="float">
            <text:p>6120241</text:p>
          </table:table-cell>
          <table:table-cell table:style-name="ce14" table:formula="of:=VLOOKUP([.C51];[$legenda.$A$2:.$K$20];3;0)&amp;&quot;(&quot;&amp;[.K51]&amp;&quot; &quot;&amp;[.L51]&amp;&quot; &quot;&amp;[.M5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1];[$legenda.$A$2:.$K$20];2;0)" office:value-type="float" office:value="17" calcext:value-type="float">
            <text:p>17</text:p>
          </table:table-cell>
          <table:table-cell table:style-name="ce15" table:formula="of:=IF(VLOOKUP([.$C51];[$legenda.$A$2:.$K$20];9;0)&lt;&gt;&quot;vazio&quot;;VLOOKUP([.$C5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1];[$legenda.$A$2:.$K$20];10;0)&lt;&gt;&quot;vazio&quot;;VLOOKUP([.$C5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1];[$legenda.$A$2:.$K$20];11;0)&lt;&gt;&quot;vazio&quot;;VLOOKUP([.$C5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1];[$legenda.$A$2:.$K$20];7;0)&lt;&gt;&quot;vazio&quot;;VLOOKUP([.$C5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29" calcext:value-type="float">
            <text:p>23729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864" calcext:value-type="float">
            <text:p>864</text:p>
          </table:table-cell>
          <table:table-cell table:style-name="ce4" office:value-type="float" office:value="866" calcext:value-type="float">
            <text:p>866</text:p>
          </table:table-cell>
          <table:table-cell table:style-name="ce4" office:value-type="float" office:value="5530288" calcext:value-type="float">
            <text:p>5530288</text:p>
          </table:table-cell>
          <table:table-cell table:style-name="ce14" table:formula="of:=VLOOKUP([.C52];[$legenda.$A$2:.$K$20];3;0)&amp;&quot;(&quot;&amp;[.K52]&amp;&quot; &quot;&amp;[.L52]&amp;&quot; &quot;&amp;[.M5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2];[$legenda.$A$2:.$K$20];2;0)" office:value-type="float" office:value="17" calcext:value-type="float">
            <text:p>17</text:p>
          </table:table-cell>
          <table:table-cell table:style-name="ce15" table:formula="of:=IF(VLOOKUP([.$C52];[$legenda.$A$2:.$K$20];9;0)&lt;&gt;&quot;vazio&quot;;VLOOKUP([.$C5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2];[$legenda.$A$2:.$K$20];10;0)&lt;&gt;&quot;vazio&quot;;VLOOKUP([.$C5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2];[$legenda.$A$2:.$K$20];11;0)&lt;&gt;&quot;vazio&quot;;VLOOKUP([.$C5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2];[$legenda.$A$2:.$K$20];7;0)&lt;&gt;&quot;vazio&quot;;VLOOKUP([.$C5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30" calcext:value-type="float">
            <text:p>23730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865" calcext:value-type="float">
            <text:p>865</text:p>
          </table:table-cell>
          <table:table-cell table:style-name="ce4" office:value-type="float" office:value="4700200" calcext:value-type="float">
            <text:p>4700200</text:p>
          </table:table-cell>
          <table:table-cell table:style-name="ce14" table:formula="of:=VLOOKUP([.C53];[$legenda.$A$2:.$K$20];3;0)&amp;&quot;(&quot;&amp;[.K53]&amp;&quot; &quot;&amp;[.L53]&amp;&quot; &quot;&amp;[.M5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3];[$legenda.$A$2:.$K$20];2;0)" office:value-type="float" office:value="17" calcext:value-type="float">
            <text:p>17</text:p>
          </table:table-cell>
          <table:table-cell table:style-name="ce15" table:formula="of:=IF(VLOOKUP([.$C53];[$legenda.$A$2:.$K$20];9;0)&lt;&gt;&quot;vazio&quot;;VLOOKUP([.$C5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3];[$legenda.$A$2:.$K$20];10;0)&lt;&gt;&quot;vazio&quot;;VLOOKUP([.$C5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3];[$legenda.$A$2:.$K$20];11;0)&lt;&gt;&quot;vazio&quot;;VLOOKUP([.$C5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3];[$legenda.$A$2:.$K$20];7;0)&lt;&gt;&quot;vazio&quot;;VLOOKUP([.$C5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31" calcext:value-type="float">
            <text:p>23731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286" calcext:value-type="float">
            <text:p>286</text:p>
          </table:table-cell>
          <table:table-cell table:style-name="ce14" table:formula="of:=VLOOKUP([.C54];[$legenda.$A$2:.$K$20];3;0)&amp;&quot;(&quot;&amp;[.K54]&amp;&quot; &quot;&amp;[.L54]&amp;&quot; &quot;&amp;[.M5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4];[$legenda.$A$2:.$K$20];2;0)" office:value-type="float" office:value="17" calcext:value-type="float">
            <text:p>17</text:p>
          </table:table-cell>
          <table:table-cell table:style-name="ce15" table:formula="of:=IF(VLOOKUP([.$C54];[$legenda.$A$2:.$K$20];9;0)&lt;&gt;&quot;vazio&quot;;VLOOKUP([.$C5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4];[$legenda.$A$2:.$K$20];10;0)&lt;&gt;&quot;vazio&quot;;VLOOKUP([.$C5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4];[$legenda.$A$2:.$K$20];11;0)&lt;&gt;&quot;vazio&quot;;VLOOKUP([.$C5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4];[$legenda.$A$2:.$K$20];7;0)&lt;&gt;&quot;vazio&quot;;VLOOKUP([.$C5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32" calcext:value-type="float">
            <text:p>23732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286" calcext:value-type="float">
            <text:p>286</text:p>
          </table:table-cell>
          <table:table-cell table:style-name="ce14" table:formula="of:=VLOOKUP([.C55];[$legenda.$A$2:.$K$20];3;0)&amp;&quot;(&quot;&amp;[.K55]&amp;&quot; &quot;&amp;[.L55]&amp;&quot; &quot;&amp;[.M5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5];[$legenda.$A$2:.$K$20];2;0)" office:value-type="float" office:value="17" calcext:value-type="float">
            <text:p>17</text:p>
          </table:table-cell>
          <table:table-cell table:style-name="ce15" table:formula="of:=IF(VLOOKUP([.$C55];[$legenda.$A$2:.$K$20];9;0)&lt;&gt;&quot;vazio&quot;;VLOOKUP([.$C5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5];[$legenda.$A$2:.$K$20];10;0)&lt;&gt;&quot;vazio&quot;;VLOOKUP([.$C5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5];[$legenda.$A$2:.$K$20];11;0)&lt;&gt;&quot;vazio&quot;;VLOOKUP([.$C5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5];[$legenda.$A$2:.$K$20];7;0)&lt;&gt;&quot;vazio&quot;;VLOOKUP([.$C5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33" calcext:value-type="float">
            <text:p>23733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meta lancada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ce14" table:formula="of:=VLOOKUP([.C56];[$legenda.$A$2:.$K$20];3;0)&amp;&quot;(&quot;&amp;[.K56]&amp;&quot; &quot;&amp;[.L56]&amp;&quot; &quot;&amp;[.M56]&amp;&quot;)&quot;" office:value-type="string" office:string-value="LancamentoDeMeta(quantidade da meta tempo de duração da meta )" calcext:value-type="string">
            <text:p>LancamentoDeMeta(quantidade da meta tempo de duração da meta )</text:p>
          </table:table-cell>
          <table:table-cell table:style-name="ce15" table:formula="of:=VLOOKUP([.$C56];[$legenda.$A$2:.$K$20];2;0)" office:value-type="float" office:value="2" calcext:value-type="float">
            <text:p>2</text:p>
          </table:table-cell>
          <table:table-cell table:style-name="ce15" table:formula="of:=IF(VLOOKUP([.$C56];[$legenda.$A$2:.$K$20];9;0)&lt;&gt;&quot;vazio&quot;;VLOOKUP([.$C56];[$legenda.$A$2:.$K$20];9;0);&quot;&quot;)" office:value-type="string" office:string-value="quantidade da meta" calcext:value-type="string">
            <text:p>quantidade da meta</text:p>
          </table:table-cell>
          <table:table-cell table:style-name="ce15" table:formula="of:=IF(VLOOKUP([.$C56];[$legenda.$A$2:.$K$20];10;0)&lt;&gt;&quot;vazio&quot;;VLOOKUP([.$C56];[$legenda.$A$2:.$K$20];10;0);&quot;&quot;)" office:value-type="string" office:string-value="tempo de duração da meta" calcext:value-type="string">
            <text:p>tempo de duração da meta</text:p>
          </table:table-cell>
          <table:table-cell table:style-name="ce15" table:formula="of:=IF(VLOOKUP([.$C56];[$legenda.$A$2:.$K$20];11;0)&lt;&gt;&quot;vazio&quot;;VLOOKUP([.$C56];[$legenda.$A$2:.$K$20];11;0);&quot;&quot;)">
            <text:p/>
          </table:table-cell>
          <table:table-cell table:style-name="ce15" table:formula="of:=IF(VLOOKUP([.$C56];[$legenda.$A$2:.$K$20];7;0)&lt;&gt;&quot;vazio&quot;;VLOOKUP([.$C56];[$legenda.$A$2:.$K$20];7;0);&quot;&quot;)" office:value-type="string" office:string-value="planta sorteada" calcext:value-type="string">
            <text:p>planta sorteada</text:p>
          </table:table-cell>
          <table:table-cell table:number-columns-repeated="50"/>
        </table:table-row>
        <table:table-row table:style-name="ro1">
          <table:table-cell table:style-name="ce2" office:value-type="float" office:value="23734" calcext:value-type="float">
            <text:p>23734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867" calcext:value-type="float">
            <text:p>867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32" calcext:value-type="float">
            <text:p>32</text:p>
          </table:table-cell>
          <table:table-cell table:style-name="ce14" table:formula="of:=VLOOKUP([.C57];[$legenda.$A$2:.$K$20];3;0)&amp;&quot;(&quot;&amp;[.K57]&amp;&quot; &quot;&amp;[.L57]&amp;&quot; &quot;&amp;[.M57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57];[$legenda.$A$2:.$K$20];2;0)" office:value-type="float" office:value="18" calcext:value-type="float">
            <text:p>18</text:p>
          </table:table-cell>
          <table:table-cell table:style-name="ce15" table:formula="of:=IF(VLOOKUP([.$C57];[$legenda.$A$2:.$K$20];9;0)&lt;&gt;&quot;vazio&quot;;VLOOKUP([.$C57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57];[$legenda.$A$2:.$K$20];10;0)&lt;&gt;&quot;vazio&quot;;VLOOKUP([.$C5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7];[$legenda.$A$2:.$K$20];11;0)&lt;&gt;&quot;vazio&quot;;VLOOKUP([.$C5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7];[$legenda.$A$2:.$K$20];7;0)&lt;&gt;&quot;vazio&quot;;VLOOKUP([.$C57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735" calcext:value-type="float">
            <text:p>23735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58];[$legenda.$A$2:.$K$20];3;0)&amp;&quot;(&quot;&amp;[.K58]&amp;&quot; &quot;&amp;[.L58]&amp;&quot; &quot;&amp;[.M58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58];[$legenda.$A$2:.$K$20];2;0)" office:value-type="float" office:value="3" calcext:value-type="float">
            <text:p>3</text:p>
          </table:table-cell>
          <table:table-cell table:style-name="ce15" table:formula="of:=IF(VLOOKUP([.$C58];[$legenda.$A$2:.$K$20];9;0)&lt;&gt;&quot;vazio&quot;;VLOOKUP([.$C58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58];[$legenda.$A$2:.$K$20];10;0)&lt;&gt;&quot;vazio&quot;;VLOOKUP([.$C58];[$legenda.$A$2:.$K$20];10;0);&quot;&quot;)">
            <text:p/>
          </table:table-cell>
          <table:table-cell table:style-name="ce15" table:formula="of:=IF(VLOOKUP([.$C58];[$legenda.$A$2:.$K$20];11;0)&lt;&gt;&quot;vazio&quot;;VLOOKUP([.$C58];[$legenda.$A$2:.$K$20];11;0);&quot;&quot;)">
            <text:p/>
          </table:table-cell>
          <table:table-cell table:style-name="ce15" table:formula="of:=IF(VLOOKUP([.$C58];[$legenda.$A$2:.$K$20];7;0)&lt;&gt;&quot;vazio&quot;;VLOOKUP([.$C58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23736" calcext:value-type="float">
            <text:p>23736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5" calcext:value-type="float">
            <text:p>865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92" calcext:value-type="float">
            <text:p>292</text:p>
          </table:table-cell>
          <table:table-cell table:style-name="ce14" table:formula="of:=VLOOKUP([.C59];[$legenda.$A$2:.$K$20];3;0)&amp;&quot;(&quot;&amp;[.K59]&amp;&quot; &quot;&amp;[.L59]&amp;&quot; &quot;&amp;[.M5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9];[$legenda.$A$2:.$K$20];2;0)" office:value-type="float" office:value="17" calcext:value-type="float">
            <text:p>17</text:p>
          </table:table-cell>
          <table:table-cell table:style-name="ce15" table:formula="of:=IF(VLOOKUP([.$C59];[$legenda.$A$2:.$K$20];9;0)&lt;&gt;&quot;vazio&quot;;VLOOKUP([.$C5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9];[$legenda.$A$2:.$K$20];10;0)&lt;&gt;&quot;vazio&quot;;VLOOKUP([.$C5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9];[$legenda.$A$2:.$K$20];11;0)&lt;&gt;&quot;vazio&quot;;VLOOKUP([.$C5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9];[$legenda.$A$2:.$K$20];7;0)&lt;&gt;&quot;vazio&quot;;VLOOKUP([.$C5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37" calcext:value-type="float">
            <text:p>23737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5" calcext:value-type="float">
            <text:p>865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92" calcext:value-type="float">
            <text:p>292</text:p>
          </table:table-cell>
          <table:table-cell table:style-name="ce14" table:formula="of:=VLOOKUP([.C60];[$legenda.$A$2:.$K$20];3;0)&amp;&quot;(&quot;&amp;[.K60]&amp;&quot; &quot;&amp;[.L60]&amp;&quot; &quot;&amp;[.M6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0];[$legenda.$A$2:.$K$20];2;0)" office:value-type="float" office:value="17" calcext:value-type="float">
            <text:p>17</text:p>
          </table:table-cell>
          <table:table-cell table:style-name="ce15" table:formula="of:=IF(VLOOKUP([.$C60];[$legenda.$A$2:.$K$20];9;0)&lt;&gt;&quot;vazio&quot;;VLOOKUP([.$C6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0];[$legenda.$A$2:.$K$20];10;0)&lt;&gt;&quot;vazio&quot;;VLOOKUP([.$C6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0];[$legenda.$A$2:.$K$20];11;0)&lt;&gt;&quot;vazio&quot;;VLOOKUP([.$C6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0];[$legenda.$A$2:.$K$20];7;0)&lt;&gt;&quot;vazio&quot;;VLOOKUP([.$C6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38" calcext:value-type="float">
            <text:p>23738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Reproduca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864" calcext:value-type="float">
            <text:p>864</text:p>
          </table:table-cell>
          <table:table-cell table:style-name="ce4" office:value-type="float" office:value="865" calcext:value-type="float">
            <text:p>865</text:p>
          </table:table-cell>
          <table:table-cell table:style-name="ce4" office:value-type="float" office:value="3770320" calcext:value-type="float">
            <text:p>3770320</text:p>
          </table:table-cell>
          <table:table-cell table:style-name="ce14" table:formula="of:=VLOOKUP([.C61];[$legenda.$A$2:.$K$20];3;0)&amp;&quot;(&quot;&amp;[.K61]&amp;&quot; &quot;&amp;[.L61]&amp;&quot; &quot;&amp;[.M61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61];[$legenda.$A$2:.$K$20];2;0)" office:value-type="float" office:value="16" calcext:value-type="float">
            <text:p>16</text:p>
          </table:table-cell>
          <table:table-cell table:style-name="ce15" table:formula="of:=IF(VLOOKUP([.$C61];[$legenda.$A$2:.$K$20];9;0)&lt;&gt;&quot;vazio&quot;;VLOOKUP([.$C61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61];[$legenda.$A$2:.$K$20];10;0)&lt;&gt;&quot;vazio&quot;;VLOOKUP([.$C61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61];[$legenda.$A$2:.$K$20];11;0)&lt;&gt;&quot;vazio&quot;;VLOOKUP([.$C61];[$legenda.$A$2:.$K$20];11;0);&quot;&quot;)" office:value-type="string" office:string-value="pos" calcext:value-type="string">
            <text:p>pos</text:p>
          </table:table-cell>
          <table:table-cell table:style-name="ce15" table:formula="of:=IF(VLOOKUP([.$C61];[$legenda.$A$2:.$K$20];7;0)&lt;&gt;&quot;vazio&quot;;VLOOKUP([.$C6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739" calcext:value-type="float">
            <text:p>23739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4" calcext:value-type="float">
            <text:p>86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321" calcext:value-type="float">
            <text:p>321</text:p>
          </table:table-cell>
          <table:table-cell table:style-name="ce14" table:formula="of:=VLOOKUP([.C62];[$legenda.$A$2:.$K$20];3;0)&amp;&quot;(&quot;&amp;[.K62]&amp;&quot; &quot;&amp;[.L62]&amp;&quot; &quot;&amp;[.M6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2];[$legenda.$A$2:.$K$20];2;0)" office:value-type="float" office:value="17" calcext:value-type="float">
            <text:p>17</text:p>
          </table:table-cell>
          <table:table-cell table:style-name="ce15" table:formula="of:=IF(VLOOKUP([.$C62];[$legenda.$A$2:.$K$20];9;0)&lt;&gt;&quot;vazio&quot;;VLOOKUP([.$C6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2];[$legenda.$A$2:.$K$20];10;0)&lt;&gt;&quot;vazio&quot;;VLOOKUP([.$C6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2];[$legenda.$A$2:.$K$20];11;0)&lt;&gt;&quot;vazio&quot;;VLOOKUP([.$C6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2];[$legenda.$A$2:.$K$20];7;0)&lt;&gt;&quot;vazio&quot;;VLOOKUP([.$C6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40" calcext:value-type="float">
            <text:p>23740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4" calcext:value-type="float">
            <text:p>86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321" calcext:value-type="float">
            <text:p>321</text:p>
          </table:table-cell>
          <table:table-cell table:style-name="ce14" table:formula="of:=VLOOKUP([.C63];[$legenda.$A$2:.$K$20];3;0)&amp;&quot;(&quot;&amp;[.K63]&amp;&quot; &quot;&amp;[.L63]&amp;&quot; &quot;&amp;[.M6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3];[$legenda.$A$2:.$K$20];2;0)" office:value-type="float" office:value="17" calcext:value-type="float">
            <text:p>17</text:p>
          </table:table-cell>
          <table:table-cell table:style-name="ce15" table:formula="of:=IF(VLOOKUP([.$C63];[$legenda.$A$2:.$K$20];9;0)&lt;&gt;&quot;vazio&quot;;VLOOKUP([.$C6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3];[$legenda.$A$2:.$K$20];10;0)&lt;&gt;&quot;vazio&quot;;VLOOKUP([.$C6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3];[$legenda.$A$2:.$K$20];11;0)&lt;&gt;&quot;vazio&quot;;VLOOKUP([.$C6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3];[$legenda.$A$2:.$K$20];7;0)&lt;&gt;&quot;vazio&quot;;VLOOKUP([.$C6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41" calcext:value-type="float">
            <text:p>23741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69" calcext:value-type="float">
            <text:p>869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64];[$legenda.$A$2:.$K$20];3;0)&amp;&quot;(&quot;&amp;[.K64]&amp;&quot; &quot;&amp;[.L64]&amp;&quot; &quot;&amp;[.M6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64];[$legenda.$A$2:.$K$20];2;0)" office:value-type="float" office:value="18" calcext:value-type="float">
            <text:p>18</text:p>
          </table:table-cell>
          <table:table-cell table:style-name="ce15" table:formula="of:=IF(VLOOKUP([.$C64];[$legenda.$A$2:.$K$20];9;0)&lt;&gt;&quot;vazio&quot;;VLOOKUP([.$C6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64];[$legenda.$A$2:.$K$20];10;0)&lt;&gt;&quot;vazio&quot;;VLOOKUP([.$C6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4];[$legenda.$A$2:.$K$20];11;0)&lt;&gt;&quot;vazio&quot;;VLOOKUP([.$C6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4];[$legenda.$A$2:.$K$20];7;0)&lt;&gt;&quot;vazio&quot;;VLOOKUP([.$C6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742" calcext:value-type="float">
            <text:p>23742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9" calcext:value-type="float">
            <text:p>86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65];[$legenda.$A$2:.$K$20];3;0)&amp;&quot;(&quot;&amp;[.K65]&amp;&quot; &quot;&amp;[.L65]&amp;&quot; &quot;&amp;[.M6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5];[$legenda.$A$2:.$K$20];2;0)" office:value-type="float" office:value="17" calcext:value-type="float">
            <text:p>17</text:p>
          </table:table-cell>
          <table:table-cell table:style-name="ce15" table:formula="of:=IF(VLOOKUP([.$C65];[$legenda.$A$2:.$K$20];9;0)&lt;&gt;&quot;vazio&quot;;VLOOKUP([.$C6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5];[$legenda.$A$2:.$K$20];10;0)&lt;&gt;&quot;vazio&quot;;VLOOKUP([.$C6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5];[$legenda.$A$2:.$K$20];11;0)&lt;&gt;&quot;vazio&quot;;VLOOKUP([.$C6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5];[$legenda.$A$2:.$K$20];7;0)&lt;&gt;&quot;vazio&quot;;VLOOKUP([.$C6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43" calcext:value-type="float">
            <text:p>23743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64" calcext:value-type="float">
            <text:p>864</text:p>
          </table:table-cell>
          <table:table-cell table:style-name="ce4" office:value-type="float" office:value="869" calcext:value-type="float">
            <text:p>869</text:p>
          </table:table-cell>
          <table:table-cell table:style-name="ce4" office:value-type="float" office:value="3210326" calcext:value-type="float">
            <text:p>3210326</text:p>
          </table:table-cell>
          <table:table-cell table:style-name="ce14" table:formula="of:=VLOOKUP([.C66];[$legenda.$A$2:.$K$20];3;0)&amp;&quot;(&quot;&amp;[.K66]&amp;&quot; &quot;&amp;[.L66]&amp;&quot; &quot;&amp;[.M6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6];[$legenda.$A$2:.$K$20];2;0)" office:value-type="float" office:value="17" calcext:value-type="float">
            <text:p>17</text:p>
          </table:table-cell>
          <table:table-cell table:style-name="ce15" table:formula="of:=IF(VLOOKUP([.$C66];[$legenda.$A$2:.$K$20];9;0)&lt;&gt;&quot;vazio&quot;;VLOOKUP([.$C6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6];[$legenda.$A$2:.$K$20];10;0)&lt;&gt;&quot;vazio&quot;;VLOOKUP([.$C6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6];[$legenda.$A$2:.$K$20];11;0)&lt;&gt;&quot;vazio&quot;;VLOOKUP([.$C6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6];[$legenda.$A$2:.$K$20];7;0)&lt;&gt;&quot;vazio&quot;;VLOOKUP([.$C6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44" calcext:value-type="float">
            <text:p>23744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65" calcext:value-type="float">
            <text:p>865</text:p>
          </table:table-cell>
          <table:table-cell table:style-name="ce4" office:value-type="float" office:value="869" calcext:value-type="float">
            <text:p>869</text:p>
          </table:table-cell>
          <table:table-cell table:style-name="ce4" office:value-type="float" office:value="3280328" calcext:value-type="float">
            <text:p>3280328</text:p>
          </table:table-cell>
          <table:table-cell table:style-name="ce14" table:formula="of:=VLOOKUP([.C67];[$legenda.$A$2:.$K$20];3;0)&amp;&quot;(&quot;&amp;[.K67]&amp;&quot; &quot;&amp;[.L67]&amp;&quot; &quot;&amp;[.M6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7];[$legenda.$A$2:.$K$20];2;0)" office:value-type="float" office:value="17" calcext:value-type="float">
            <text:p>17</text:p>
          </table:table-cell>
          <table:table-cell table:style-name="ce15" table:formula="of:=IF(VLOOKUP([.$C67];[$legenda.$A$2:.$K$20];9;0)&lt;&gt;&quot;vazio&quot;;VLOOKUP([.$C6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7];[$legenda.$A$2:.$K$20];10;0)&lt;&gt;&quot;vazio&quot;;VLOOKUP([.$C6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7];[$legenda.$A$2:.$K$20];11;0)&lt;&gt;&quot;vazio&quot;;VLOOKUP([.$C6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7];[$legenda.$A$2:.$K$20];7;0)&lt;&gt;&quot;vazio&quot;;VLOOKUP([.$C6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45" calcext:value-type="float">
            <text:p>23745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869" calcext:value-type="float">
            <text:p>869</text:p>
          </table:table-cell>
          <table:table-cell table:style-name="ce4" office:value-type="float" office:value="3920317" calcext:value-type="float">
            <text:p>3920317</text:p>
          </table:table-cell>
          <table:table-cell table:style-name="ce14" table:formula="of:=VLOOKUP([.C68];[$legenda.$A$2:.$K$20];3;0)&amp;&quot;(&quot;&amp;[.K68]&amp;&quot; &quot;&amp;[.L68]&amp;&quot; &quot;&amp;[.M6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8];[$legenda.$A$2:.$K$20];2;0)" office:value-type="float" office:value="17" calcext:value-type="float">
            <text:p>17</text:p>
          </table:table-cell>
          <table:table-cell table:style-name="ce15" table:formula="of:=IF(VLOOKUP([.$C68];[$legenda.$A$2:.$K$20];9;0)&lt;&gt;&quot;vazio&quot;;VLOOKUP([.$C6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8];[$legenda.$A$2:.$K$20];10;0)&lt;&gt;&quot;vazio&quot;;VLOOKUP([.$C6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8];[$legenda.$A$2:.$K$20];11;0)&lt;&gt;&quot;vazio&quot;;VLOOKUP([.$C6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8];[$legenda.$A$2:.$K$20];7;0)&lt;&gt;&quot;vazio&quot;;VLOOKUP([.$C6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46" calcext:value-type="float">
            <text:p>23746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3" calcext:value-type="float">
            <text:p>863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320" calcext:value-type="float">
            <text:p>320</text:p>
          </table:table-cell>
          <table:table-cell table:style-name="ce14" table:formula="of:=VLOOKUP([.C69];[$legenda.$A$2:.$K$20];3;0)&amp;&quot;(&quot;&amp;[.K69]&amp;&quot; &quot;&amp;[.L69]&amp;&quot; &quot;&amp;[.M6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9];[$legenda.$A$2:.$K$20];2;0)" office:value-type="float" office:value="17" calcext:value-type="float">
            <text:p>17</text:p>
          </table:table-cell>
          <table:table-cell table:style-name="ce15" table:formula="of:=IF(VLOOKUP([.$C69];[$legenda.$A$2:.$K$20];9;0)&lt;&gt;&quot;vazio&quot;;VLOOKUP([.$C6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9];[$legenda.$A$2:.$K$20];10;0)&lt;&gt;&quot;vazio&quot;;VLOOKUP([.$C6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9];[$legenda.$A$2:.$K$20];11;0)&lt;&gt;&quot;vazio&quot;;VLOOKUP([.$C6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9];[$legenda.$A$2:.$K$20];7;0)&lt;&gt;&quot;vazio&quot;;VLOOKUP([.$C6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47" calcext:value-type="float">
            <text:p>23747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3" calcext:value-type="float">
            <text:p>863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320" calcext:value-type="float">
            <text:p>320</text:p>
          </table:table-cell>
          <table:table-cell table:style-name="ce14" table:formula="of:=VLOOKUP([.C70];[$legenda.$A$2:.$K$20];3;0)&amp;&quot;(&quot;&amp;[.K70]&amp;&quot; &quot;&amp;[.L70]&amp;&quot; &quot;&amp;[.M7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0];[$legenda.$A$2:.$K$20];2;0)" office:value-type="float" office:value="17" calcext:value-type="float">
            <text:p>17</text:p>
          </table:table-cell>
          <table:table-cell table:style-name="ce15" table:formula="of:=IF(VLOOKUP([.$C70];[$legenda.$A$2:.$K$20];9;0)&lt;&gt;&quot;vazio&quot;;VLOOKUP([.$C7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0];[$legenda.$A$2:.$K$20];10;0)&lt;&gt;&quot;vazio&quot;;VLOOKUP([.$C7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0];[$legenda.$A$2:.$K$20];11;0)&lt;&gt;&quot;vazio&quot;;VLOOKUP([.$C7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0];[$legenda.$A$2:.$K$20];7;0)&lt;&gt;&quot;vazio&quot;;VLOOKUP([.$C7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48" calcext:value-type="float">
            <text:p>23748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865" calcext:value-type="float">
            <text:p>865</text:p>
          </table:table-cell>
          <table:table-cell table:style-name="ce4" office:value-type="float" office:value="3540322" calcext:value-type="float">
            <text:p>3540322</text:p>
          </table:table-cell>
          <table:table-cell table:style-name="ce14" table:formula="of:=VLOOKUP([.C71];[$legenda.$A$2:.$K$20];3;0)&amp;&quot;(&quot;&amp;[.K71]&amp;&quot; &quot;&amp;[.L71]&amp;&quot; &quot;&amp;[.M7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1];[$legenda.$A$2:.$K$20];2;0)" office:value-type="float" office:value="17" calcext:value-type="float">
            <text:p>17</text:p>
          </table:table-cell>
          <table:table-cell table:style-name="ce15" table:formula="of:=IF(VLOOKUP([.$C71];[$legenda.$A$2:.$K$20];9;0)&lt;&gt;&quot;vazio&quot;;VLOOKUP([.$C7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1];[$legenda.$A$2:.$K$20];10;0)&lt;&gt;&quot;vazio&quot;;VLOOKUP([.$C7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1];[$legenda.$A$2:.$K$20];11;0)&lt;&gt;&quot;vazio&quot;;VLOOKUP([.$C7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1];[$legenda.$A$2:.$K$20];7;0)&lt;&gt;&quot;vazio&quot;;VLOOKUP([.$C7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49" calcext:value-type="float">
            <text:p>23749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864" calcext:value-type="float">
            <text:p>864</text:p>
          </table:table-cell>
          <table:table-cell table:style-name="ce4" office:value-type="float" office:value="3420323" calcext:value-type="float">
            <text:p>3420323</text:p>
          </table:table-cell>
          <table:table-cell table:style-name="ce14" table:formula="of:=VLOOKUP([.C72];[$legenda.$A$2:.$K$20];3;0)&amp;&quot;(&quot;&amp;[.K72]&amp;&quot; &quot;&amp;[.L72]&amp;&quot; &quot;&amp;[.M7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2];[$legenda.$A$2:.$K$20];2;0)" office:value-type="float" office:value="17" calcext:value-type="float">
            <text:p>17</text:p>
          </table:table-cell>
          <table:table-cell table:style-name="ce15" table:formula="of:=IF(VLOOKUP([.$C72];[$legenda.$A$2:.$K$20];9;0)&lt;&gt;&quot;vazio&quot;;VLOOKUP([.$C7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2];[$legenda.$A$2:.$K$20];10;0)&lt;&gt;&quot;vazio&quot;;VLOOKUP([.$C7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2];[$legenda.$A$2:.$K$20];11;0)&lt;&gt;&quot;vazio&quot;;VLOOKUP([.$C7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2];[$legenda.$A$2:.$K$20];7;0)&lt;&gt;&quot;vazio&quot;;VLOOKUP([.$C7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50" calcext:value-type="float">
            <text:p>23750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4" calcext:value-type="float">
            <text:p>864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331" calcext:value-type="float">
            <text:p>331</text:p>
          </table:table-cell>
          <table:table-cell table:style-name="ce14" table:formula="of:=VLOOKUP([.C73];[$legenda.$A$2:.$K$20];3;0)&amp;&quot;(&quot;&amp;[.K73]&amp;&quot; &quot;&amp;[.L73]&amp;&quot; &quot;&amp;[.M7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3];[$legenda.$A$2:.$K$20];2;0)" office:value-type="float" office:value="17" calcext:value-type="float">
            <text:p>17</text:p>
          </table:table-cell>
          <table:table-cell table:style-name="ce15" table:formula="of:=IF(VLOOKUP([.$C73];[$legenda.$A$2:.$K$20];9;0)&lt;&gt;&quot;vazio&quot;;VLOOKUP([.$C7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3];[$legenda.$A$2:.$K$20];10;0)&lt;&gt;&quot;vazio&quot;;VLOOKUP([.$C7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3];[$legenda.$A$2:.$K$20];11;0)&lt;&gt;&quot;vazio&quot;;VLOOKUP([.$C7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3];[$legenda.$A$2:.$K$20];7;0)&lt;&gt;&quot;vazio&quot;;VLOOKUP([.$C7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51" calcext:value-type="float">
            <text:p>23751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4" calcext:value-type="float">
            <text:p>864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331" calcext:value-type="float">
            <text:p>331</text:p>
          </table:table-cell>
          <table:table-cell table:style-name="ce14" table:formula="of:=VLOOKUP([.C74];[$legenda.$A$2:.$K$20];3;0)&amp;&quot;(&quot;&amp;[.K74]&amp;&quot; &quot;&amp;[.L74]&amp;&quot; &quot;&amp;[.M7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4];[$legenda.$A$2:.$K$20];2;0)" office:value-type="float" office:value="17" calcext:value-type="float">
            <text:p>17</text:p>
          </table:table-cell>
          <table:table-cell table:style-name="ce15" table:formula="of:=IF(VLOOKUP([.$C74];[$legenda.$A$2:.$K$20];9;0)&lt;&gt;&quot;vazio&quot;;VLOOKUP([.$C7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4];[$legenda.$A$2:.$K$20];10;0)&lt;&gt;&quot;vazio&quot;;VLOOKUP([.$C7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4];[$legenda.$A$2:.$K$20];11;0)&lt;&gt;&quot;vazio&quot;;VLOOKUP([.$C7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4];[$legenda.$A$2:.$K$20];7;0)&lt;&gt;&quot;vazio&quot;;VLOOKUP([.$C7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52" calcext:value-type="float">
            <text:p>23752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869" calcext:value-type="float">
            <text:p>869</text:p>
          </table:table-cell>
          <table:table-cell table:style-name="ce4" office:value-type="float" office:value="1890079" calcext:value-type="float">
            <text:p>1890079</text:p>
          </table:table-cell>
          <table:table-cell table:style-name="ce14" table:formula="of:=VLOOKUP([.C75];[$legenda.$A$2:.$K$20];3;0)&amp;&quot;(&quot;&amp;[.K75]&amp;&quot; &quot;&amp;[.L75]&amp;&quot; &quot;&amp;[.M7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5];[$legenda.$A$2:.$K$20];2;0)" office:value-type="float" office:value="17" calcext:value-type="float">
            <text:p>17</text:p>
          </table:table-cell>
          <table:table-cell table:style-name="ce15" table:formula="of:=IF(VLOOKUP([.$C75];[$legenda.$A$2:.$K$20];9;0)&lt;&gt;&quot;vazio&quot;;VLOOKUP([.$C7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5];[$legenda.$A$2:.$K$20];10;0)&lt;&gt;&quot;vazio&quot;;VLOOKUP([.$C7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5];[$legenda.$A$2:.$K$20];11;0)&lt;&gt;&quot;vazio&quot;;VLOOKUP([.$C7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5];[$legenda.$A$2:.$K$20];7;0)&lt;&gt;&quot;vazio&quot;;VLOOKUP([.$C7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53" calcext:value-type="float">
            <text:p>23753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64" calcext:value-type="float">
            <text:p>86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76];[$legenda.$A$2:.$K$20];3;0)&amp;&quot;(&quot;&amp;[.K76]&amp;&quot; &quot;&amp;[.L76]&amp;&quot; &quot;&amp;[.M76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76];[$legenda.$A$2:.$K$20];2;0)" office:value-type="float" office:value="14" calcext:value-type="float">
            <text:p>14</text:p>
          </table:table-cell>
          <table:table-cell table:style-name="ce15" table:formula="of:=IF(VLOOKUP([.$C76];[$legenda.$A$2:.$K$20];9;0)&lt;&gt;&quot;vazio&quot;;VLOOKUP([.$C76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76];[$legenda.$A$2:.$K$20];10;0)&lt;&gt;&quot;vazio&quot;;VLOOKUP([.$C76];[$legenda.$A$2:.$K$20];10;0);&quot;&quot;)">
            <text:p/>
          </table:table-cell>
          <table:table-cell table:style-name="ce15" table:formula="of:=IF(VLOOKUP([.$C76];[$legenda.$A$2:.$K$20];11;0)&lt;&gt;&quot;vazio&quot;;VLOOKUP([.$C76];[$legenda.$A$2:.$K$20];11;0);&quot;&quot;)">
            <text:p/>
          </table:table-cell>
          <table:table-cell table:style-name="ce15" table:formula="of:=IF(VLOOKUP([.$C76];[$legenda.$A$2:.$K$20];7;0)&lt;&gt;&quot;vazio&quot;;VLOOKUP([.$C7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754" calcext:value-type="float">
            <text:p>23754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9" calcext:value-type="float">
            <text:p>869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282" calcext:value-type="float">
            <text:p>282</text:p>
          </table:table-cell>
          <table:table-cell table:style-name="ce14" table:formula="of:=VLOOKUP([.C77];[$legenda.$A$2:.$K$20];3;0)&amp;&quot;(&quot;&amp;[.K77]&amp;&quot; &quot;&amp;[.L77]&amp;&quot; &quot;&amp;[.M7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7];[$legenda.$A$2:.$K$20];2;0)" office:value-type="float" office:value="17" calcext:value-type="float">
            <text:p>17</text:p>
          </table:table-cell>
          <table:table-cell table:style-name="ce15" table:formula="of:=IF(VLOOKUP([.$C77];[$legenda.$A$2:.$K$20];9;0)&lt;&gt;&quot;vazio&quot;;VLOOKUP([.$C7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7];[$legenda.$A$2:.$K$20];10;0)&lt;&gt;&quot;vazio&quot;;VLOOKUP([.$C7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7];[$legenda.$A$2:.$K$20];11;0)&lt;&gt;&quot;vazio&quot;;VLOOKUP([.$C7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7];[$legenda.$A$2:.$K$20];7;0)&lt;&gt;&quot;vazio&quot;;VLOOKUP([.$C7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55" calcext:value-type="float">
            <text:p>23755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9" calcext:value-type="float">
            <text:p>869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282" calcext:value-type="float">
            <text:p>282</text:p>
          </table:table-cell>
          <table:table-cell table:style-name="ce14" table:formula="of:=VLOOKUP([.C78];[$legenda.$A$2:.$K$20];3;0)&amp;&quot;(&quot;&amp;[.K78]&amp;&quot; &quot;&amp;[.L78]&amp;&quot; &quot;&amp;[.M7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8];[$legenda.$A$2:.$K$20];2;0)" office:value-type="float" office:value="17" calcext:value-type="float">
            <text:p>17</text:p>
          </table:table-cell>
          <table:table-cell table:style-name="ce15" table:formula="of:=IF(VLOOKUP([.$C78];[$legenda.$A$2:.$K$20];9;0)&lt;&gt;&quot;vazio&quot;;VLOOKUP([.$C7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8];[$legenda.$A$2:.$K$20];10;0)&lt;&gt;&quot;vazio&quot;;VLOOKUP([.$C7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8];[$legenda.$A$2:.$K$20];11;0)&lt;&gt;&quot;vazio&quot;;VLOOKUP([.$C7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8];[$legenda.$A$2:.$K$20];7;0)&lt;&gt;&quot;vazio&quot;;VLOOKUP([.$C7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56" calcext:value-type="float">
            <text:p>23756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869" calcext:value-type="float">
            <text:p>869</text:p>
          </table:table-cell>
          <table:table-cell table:style-name="ce4" office:value-type="float" office:value="3230260" calcext:value-type="float">
            <text:p>3230260</text:p>
          </table:table-cell>
          <table:table-cell table:style-name="ce14" table:formula="of:=VLOOKUP([.C79];[$legenda.$A$2:.$K$20];3;0)&amp;&quot;(&quot;&amp;[.K79]&amp;&quot; &quot;&amp;[.L79]&amp;&quot; &quot;&amp;[.M7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9];[$legenda.$A$2:.$K$20];2;0)" office:value-type="float" office:value="17" calcext:value-type="float">
            <text:p>17</text:p>
          </table:table-cell>
          <table:table-cell table:style-name="ce15" table:formula="of:=IF(VLOOKUP([.$C79];[$legenda.$A$2:.$K$20];9;0)&lt;&gt;&quot;vazio&quot;;VLOOKUP([.$C7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9];[$legenda.$A$2:.$K$20];10;0)&lt;&gt;&quot;vazio&quot;;VLOOKUP([.$C7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9];[$legenda.$A$2:.$K$20];11;0)&lt;&gt;&quot;vazio&quot;;VLOOKUP([.$C7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9];[$legenda.$A$2:.$K$20];7;0)&lt;&gt;&quot;vazio&quot;;VLOOKUP([.$C7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57" calcext:value-type="float">
            <text:p>23757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3" calcext:value-type="float">
            <text:p>86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283" calcext:value-type="float">
            <text:p>283</text:p>
          </table:table-cell>
          <table:table-cell table:style-name="ce14" table:formula="of:=VLOOKUP([.C80];[$legenda.$A$2:.$K$20];3;0)&amp;&quot;(&quot;&amp;[.K80]&amp;&quot; &quot;&amp;[.L80]&amp;&quot; &quot;&amp;[.M8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0];[$legenda.$A$2:.$K$20];2;0)" office:value-type="float" office:value="17" calcext:value-type="float">
            <text:p>17</text:p>
          </table:table-cell>
          <table:table-cell table:style-name="ce15" table:formula="of:=IF(VLOOKUP([.$C80];[$legenda.$A$2:.$K$20];9;0)&lt;&gt;&quot;vazio&quot;;VLOOKUP([.$C8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0];[$legenda.$A$2:.$K$20];10;0)&lt;&gt;&quot;vazio&quot;;VLOOKUP([.$C8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0];[$legenda.$A$2:.$K$20];11;0)&lt;&gt;&quot;vazio&quot;;VLOOKUP([.$C8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0];[$legenda.$A$2:.$K$20];7;0)&lt;&gt;&quot;vazio&quot;;VLOOKUP([.$C8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58" calcext:value-type="float">
            <text:p>23758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3" calcext:value-type="float">
            <text:p>86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283" calcext:value-type="float">
            <text:p>283</text:p>
          </table:table-cell>
          <table:table-cell table:style-name="ce14" table:formula="of:=VLOOKUP([.C81];[$legenda.$A$2:.$K$20];3;0)&amp;&quot;(&quot;&amp;[.K81]&amp;&quot; &quot;&amp;[.L81]&amp;&quot; &quot;&amp;[.M8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1];[$legenda.$A$2:.$K$20];2;0)" office:value-type="float" office:value="17" calcext:value-type="float">
            <text:p>17</text:p>
          </table:table-cell>
          <table:table-cell table:style-name="ce15" table:formula="of:=IF(VLOOKUP([.$C81];[$legenda.$A$2:.$K$20];9;0)&lt;&gt;&quot;vazio&quot;;VLOOKUP([.$C8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1];[$legenda.$A$2:.$K$20];10;0)&lt;&gt;&quot;vazio&quot;;VLOOKUP([.$C8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1];[$legenda.$A$2:.$K$20];11;0)&lt;&gt;&quot;vazio&quot;;VLOOKUP([.$C8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1];[$legenda.$A$2:.$K$20];7;0)&lt;&gt;&quot;vazio&quot;;VLOOKUP([.$C8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59" calcext:value-type="float">
            <text:p>23759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65" calcext:value-type="float">
            <text:p>86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82];[$legenda.$A$2:.$K$20];3;0)&amp;&quot;(&quot;&amp;[.K82]&amp;&quot; &quot;&amp;[.L82]&amp;&quot; &quot;&amp;[.M82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82];[$legenda.$A$2:.$K$20];2;0)" office:value-type="float" office:value="14" calcext:value-type="float">
            <text:p>14</text:p>
          </table:table-cell>
          <table:table-cell table:style-name="ce15" table:formula="of:=IF(VLOOKUP([.$C82];[$legenda.$A$2:.$K$20];9;0)&lt;&gt;&quot;vazio&quot;;VLOOKUP([.$C82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82];[$legenda.$A$2:.$K$20];10;0)&lt;&gt;&quot;vazio&quot;;VLOOKUP([.$C82];[$legenda.$A$2:.$K$20];10;0);&quot;&quot;)">
            <text:p/>
          </table:table-cell>
          <table:table-cell table:style-name="ce15" table:formula="of:=IF(VLOOKUP([.$C82];[$legenda.$A$2:.$K$20];11;0)&lt;&gt;&quot;vazio&quot;;VLOOKUP([.$C82];[$legenda.$A$2:.$K$20];11;0);&quot;&quot;)">
            <text:p/>
          </table:table-cell>
          <table:table-cell table:style-name="ce15" table:formula="of:=IF(VLOOKUP([.$C82];[$legenda.$A$2:.$K$20];7;0)&lt;&gt;&quot;vazio&quot;;VLOOKUP([.$C8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760" calcext:value-type="float">
            <text:p>23760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281" calcext:value-type="float">
            <text:p>281</text:p>
          </table:table-cell>
          <table:table-cell table:style-name="ce14" table:formula="of:=VLOOKUP([.C83];[$legenda.$A$2:.$K$20];3;0)&amp;&quot;(&quot;&amp;[.K83]&amp;&quot; &quot;&amp;[.L83]&amp;&quot; &quot;&amp;[.M8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3];[$legenda.$A$2:.$K$20];2;0)" office:value-type="float" office:value="17" calcext:value-type="float">
            <text:p>17</text:p>
          </table:table-cell>
          <table:table-cell table:style-name="ce15" table:formula="of:=IF(VLOOKUP([.$C83];[$legenda.$A$2:.$K$20];9;0)&lt;&gt;&quot;vazio&quot;;VLOOKUP([.$C8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3];[$legenda.$A$2:.$K$20];10;0)&lt;&gt;&quot;vazio&quot;;VLOOKUP([.$C8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3];[$legenda.$A$2:.$K$20];11;0)&lt;&gt;&quot;vazio&quot;;VLOOKUP([.$C8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3];[$legenda.$A$2:.$K$20];7;0)&lt;&gt;&quot;vazio&quot;;VLOOKUP([.$C8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61" calcext:value-type="float">
            <text:p>23761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281" calcext:value-type="float">
            <text:p>281</text:p>
          </table:table-cell>
          <table:table-cell table:style-name="ce14" table:formula="of:=VLOOKUP([.C84];[$legenda.$A$2:.$K$20];3;0)&amp;&quot;(&quot;&amp;[.K84]&amp;&quot; &quot;&amp;[.L84]&amp;&quot; &quot;&amp;[.M8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4];[$legenda.$A$2:.$K$20];2;0)" office:value-type="float" office:value="17" calcext:value-type="float">
            <text:p>17</text:p>
          </table:table-cell>
          <table:table-cell table:style-name="ce15" table:formula="of:=IF(VLOOKUP([.$C84];[$legenda.$A$2:.$K$20];9;0)&lt;&gt;&quot;vazio&quot;;VLOOKUP([.$C8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4];[$legenda.$A$2:.$K$20];10;0)&lt;&gt;&quot;vazio&quot;;VLOOKUP([.$C8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4];[$legenda.$A$2:.$K$20];11;0)&lt;&gt;&quot;vazio&quot;;VLOOKUP([.$C8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4];[$legenda.$A$2:.$K$20];7;0)&lt;&gt;&quot;vazio&quot;;VLOOKUP([.$C8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62" calcext:value-type="float">
            <text:p>23762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866" calcext:value-type="float">
            <text:p>866</text:p>
          </table:table-cell>
          <table:table-cell table:style-name="ce4" office:value-type="float" office:value="3250359" calcext:value-type="float">
            <text:p>3250359</text:p>
          </table:table-cell>
          <table:table-cell table:style-name="ce14" table:formula="of:=VLOOKUP([.C85];[$legenda.$A$2:.$K$20];3;0)&amp;&quot;(&quot;&amp;[.K85]&amp;&quot; &quot;&amp;[.L85]&amp;&quot; &quot;&amp;[.M8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5];[$legenda.$A$2:.$K$20];2;0)" office:value-type="float" office:value="17" calcext:value-type="float">
            <text:p>17</text:p>
          </table:table-cell>
          <table:table-cell table:style-name="ce15" table:formula="of:=IF(VLOOKUP([.$C85];[$legenda.$A$2:.$K$20];9;0)&lt;&gt;&quot;vazio&quot;;VLOOKUP([.$C8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5];[$legenda.$A$2:.$K$20];10;0)&lt;&gt;&quot;vazio&quot;;VLOOKUP([.$C8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5];[$legenda.$A$2:.$K$20];11;0)&lt;&gt;&quot;vazio&quot;;VLOOKUP([.$C8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5];[$legenda.$A$2:.$K$20];7;0)&lt;&gt;&quot;vazio&quot;;VLOOKUP([.$C8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63" calcext:value-type="float">
            <text:p>23763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866" calcext:value-type="float">
            <text:p>866</text:p>
          </table:table-cell>
          <table:table-cell table:style-name="ce4" office:value-type="float" office:value="2040150" calcext:value-type="float">
            <text:p>2040150</text:p>
          </table:table-cell>
          <table:table-cell table:style-name="ce14" table:formula="of:=VLOOKUP([.C86];[$legenda.$A$2:.$K$20];3;0)&amp;&quot;(&quot;&amp;[.K86]&amp;&quot; &quot;&amp;[.L86]&amp;&quot; &quot;&amp;[.M8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6];[$legenda.$A$2:.$K$20];2;0)" office:value-type="float" office:value="17" calcext:value-type="float">
            <text:p>17</text:p>
          </table:table-cell>
          <table:table-cell table:style-name="ce15" table:formula="of:=IF(VLOOKUP([.$C86];[$legenda.$A$2:.$K$20];9;0)&lt;&gt;&quot;vazio&quot;;VLOOKUP([.$C8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6];[$legenda.$A$2:.$K$20];10;0)&lt;&gt;&quot;vazio&quot;;VLOOKUP([.$C8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6];[$legenda.$A$2:.$K$20];11;0)&lt;&gt;&quot;vazio&quot;;VLOOKUP([.$C8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6];[$legenda.$A$2:.$K$20];7;0)&lt;&gt;&quot;vazio&quot;;VLOOKUP([.$C8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64" calcext:value-type="float">
            <text:p>23764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866" calcext:value-type="float">
            <text:p>866</text:p>
          </table:table-cell>
          <table:table-cell table:style-name="ce4" office:value-type="float" office:value="1950153" calcext:value-type="float">
            <text:p>1950153</text:p>
          </table:table-cell>
          <table:table-cell table:style-name="ce14" table:formula="of:=VLOOKUP([.C87];[$legenda.$A$2:.$K$20];3;0)&amp;&quot;(&quot;&amp;[.K87]&amp;&quot; &quot;&amp;[.L87]&amp;&quot; &quot;&amp;[.M8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7];[$legenda.$A$2:.$K$20];2;0)" office:value-type="float" office:value="17" calcext:value-type="float">
            <text:p>17</text:p>
          </table:table-cell>
          <table:table-cell table:style-name="ce15" table:formula="of:=IF(VLOOKUP([.$C87];[$legenda.$A$2:.$K$20];9;0)&lt;&gt;&quot;vazio&quot;;VLOOKUP([.$C8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7];[$legenda.$A$2:.$K$20];10;0)&lt;&gt;&quot;vazio&quot;;VLOOKUP([.$C8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7];[$legenda.$A$2:.$K$20];11;0)&lt;&gt;&quot;vazio&quot;;VLOOKUP([.$C8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7];[$legenda.$A$2:.$K$20];7;0)&lt;&gt;&quot;vazio&quot;;VLOOKUP([.$C8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65" calcext:value-type="float">
            <text:p>23765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meta nao cumprida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14" table:formula="of:=VLOOKUP([.C88];[$legenda.$A$2:.$K$20];3;0)&amp;&quot;(&quot;&amp;[.K88]&amp;&quot; &quot;&amp;[.L88]&amp;&quot; &quot;&amp;[.M88]&amp;&quot;)&quot;" office:value-type="string" office:string-value="MetaNaoCumprida(quantidade da meta tempo da meta )" calcext:value-type="string">
            <text:p>MetaNaoCumprida(quantidade da meta tempo da meta )</text:p>
          </table:table-cell>
          <table:table-cell table:style-name="ce15" table:formula="of:=VLOOKUP([.$C88];[$legenda.$A$2:.$K$20];2;0)" office:value-type="float" office:value="12" calcext:value-type="float">
            <text:p>12</text:p>
          </table:table-cell>
          <table:table-cell table:style-name="ce15" table:formula="of:=IF(VLOOKUP([.$C88];[$legenda.$A$2:.$K$20];9;0)&lt;&gt;&quot;vazio&quot;;VLOOKUP([.$C88];[$legenda.$A$2:.$K$20];9;0);&quot;&quot;)" office:value-type="string" office:string-value="quantidade da meta" calcext:value-type="string">
            <text:p>quantidade da meta</text:p>
          </table:table-cell>
          <table:table-cell table:style-name="ce15" table:formula="of:=IF(VLOOKUP([.$C88];[$legenda.$A$2:.$K$20];10;0)&lt;&gt;&quot;vazio&quot;;VLOOKUP([.$C88];[$legenda.$A$2:.$K$20];10;0);&quot;&quot;)" office:value-type="string" office:string-value="tempo da meta" calcext:value-type="string">
            <text:p>tempo da meta</text:p>
          </table:table-cell>
          <table:table-cell table:style-name="ce15" table:formula="of:=IF(VLOOKUP([.$C88];[$legenda.$A$2:.$K$20];11;0)&lt;&gt;&quot;vazio&quot;;VLOOKUP([.$C88];[$legenda.$A$2:.$K$20];11;0);&quot;&quot;)">
            <text:p/>
          </table:table-cell>
          <table:table-cell table:style-name="ce15" table:formula="of:=IF(VLOOKUP([.$C88];[$legenda.$A$2:.$K$20];7;0)&lt;&gt;&quot;vazio&quot;;VLOOKUP([.$C8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766" calcext:value-type="float">
            <text:p>23766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89];[$legenda.$A$2:.$K$20];3;0)&amp;&quot;(&quot;&amp;[.K89]&amp;&quot; &quot;&amp;[.L89]&amp;&quot; &quot;&amp;[.M89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89];[$legenda.$A$2:.$K$20];2;0)" office:value-type="float" office:value="3" calcext:value-type="float">
            <text:p>3</text:p>
          </table:table-cell>
          <table:table-cell table:style-name="ce15" table:formula="of:=IF(VLOOKUP([.$C89];[$legenda.$A$2:.$K$20];9;0)&lt;&gt;&quot;vazio&quot;;VLOOKUP([.$C89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89];[$legenda.$A$2:.$K$20];10;0)&lt;&gt;&quot;vazio&quot;;VLOOKUP([.$C89];[$legenda.$A$2:.$K$20];10;0);&quot;&quot;)">
            <text:p/>
          </table:table-cell>
          <table:table-cell table:style-name="ce15" table:formula="of:=IF(VLOOKUP([.$C89];[$legenda.$A$2:.$K$20];11;0)&lt;&gt;&quot;vazio&quot;;VLOOKUP([.$C89];[$legenda.$A$2:.$K$20];11;0);&quot;&quot;)">
            <text:p/>
          </table:table-cell>
          <table:table-cell table:style-name="ce15" table:formula="of:=IF(VLOOKUP([.$C89];[$legenda.$A$2:.$K$20];7;0)&lt;&gt;&quot;vazio&quot;;VLOOKUP([.$C89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23767" calcext:value-type="float">
            <text:p>23767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876" calcext:value-type="float">
            <text:p>87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2" calcext:value-type="float">
            <text:p>72</text:p>
          </table:table-cell>
          <table:table-cell table:style-name="ce14" table:formula="of:=VLOOKUP([.C90];[$legenda.$A$2:.$K$20];3;0)&amp;&quot;(&quot;&amp;[.K90]&amp;&quot; &quot;&amp;[.L90]&amp;&quot; &quot;&amp;[.M9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90];[$legenda.$A$2:.$K$20];2;0)" office:value-type="float" office:value="18" calcext:value-type="float">
            <text:p>18</text:p>
          </table:table-cell>
          <table:table-cell table:style-name="ce15" table:formula="of:=IF(VLOOKUP([.$C90];[$legenda.$A$2:.$K$20];9;0)&lt;&gt;&quot;vazio&quot;;VLOOKUP([.$C90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90];[$legenda.$A$2:.$K$20];10;0)&lt;&gt;&quot;vazio&quot;;VLOOKUP([.$C9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0];[$legenda.$A$2:.$K$20];11;0)&lt;&gt;&quot;vazio&quot;;VLOOKUP([.$C9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0];[$legenda.$A$2:.$K$20];7;0)&lt;&gt;&quot;vazio&quot;;VLOOKUP([.$C9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768" calcext:value-type="float">
            <text:p>23768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877" calcext:value-type="float">
            <text:p>87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81" calcext:value-type="float">
            <text:p>381</text:p>
          </table:table-cell>
          <table:table-cell table:style-name="ce14" table:formula="of:=VLOOKUP([.C91];[$legenda.$A$2:.$K$20];3;0)&amp;&quot;(&quot;&amp;[.K91]&amp;&quot; &quot;&amp;[.L91]&amp;&quot; &quot;&amp;[.M91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91];[$legenda.$A$2:.$K$20];2;0)" office:value-type="float" office:value="18" calcext:value-type="float">
            <text:p>18</text:p>
          </table:table-cell>
          <table:table-cell table:style-name="ce15" table:formula="of:=IF(VLOOKUP([.$C91];[$legenda.$A$2:.$K$20];9;0)&lt;&gt;&quot;vazio&quot;;VLOOKUP([.$C91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91];[$legenda.$A$2:.$K$20];10;0)&lt;&gt;&quot;vazio&quot;;VLOOKUP([.$C9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1];[$legenda.$A$2:.$K$20];11;0)&lt;&gt;&quot;vazio&quot;;VLOOKUP([.$C9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1];[$legenda.$A$2:.$K$20];7;0)&lt;&gt;&quot;vazio&quot;;VLOOKUP([.$C9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769" calcext:value-type="float">
            <text:p>23769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879" calcext:value-type="float">
            <text:p>87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12" calcext:value-type="float">
            <text:p>112</text:p>
          </table:table-cell>
          <table:table-cell table:style-name="ce14" table:formula="of:=VLOOKUP([.C92];[$legenda.$A$2:.$K$20];3;0)&amp;&quot;(&quot;&amp;[.K92]&amp;&quot; &quot;&amp;[.L92]&amp;&quot; &quot;&amp;[.M92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92];[$legenda.$A$2:.$K$20];2;0)" office:value-type="float" office:value="18" calcext:value-type="float">
            <text:p>18</text:p>
          </table:table-cell>
          <table:table-cell table:style-name="ce15" table:formula="of:=IF(VLOOKUP([.$C92];[$legenda.$A$2:.$K$20];9;0)&lt;&gt;&quot;vazio&quot;;VLOOKUP([.$C92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92];[$legenda.$A$2:.$K$20];10;0)&lt;&gt;&quot;vazio&quot;;VLOOKUP([.$C9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2];[$legenda.$A$2:.$K$20];11;0)&lt;&gt;&quot;vazio&quot;;VLOOKUP([.$C9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2];[$legenda.$A$2:.$K$20];7;0)&lt;&gt;&quot;vazio&quot;;VLOOKUP([.$C9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770" calcext:value-type="float">
            <text:p>23770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878" calcext:value-type="float">
            <text:p>87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18" calcext:value-type="float">
            <text:p>118</text:p>
          </table:table-cell>
          <table:table-cell table:style-name="ce14" table:formula="of:=VLOOKUP([.C93];[$legenda.$A$2:.$K$20];3;0)&amp;&quot;(&quot;&amp;[.K93]&amp;&quot; &quot;&amp;[.L93]&amp;&quot; &quot;&amp;[.M93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93];[$legenda.$A$2:.$K$20];2;0)" office:value-type="float" office:value="18" calcext:value-type="float">
            <text:p>18</text:p>
          </table:table-cell>
          <table:table-cell table:style-name="ce15" table:formula="of:=IF(VLOOKUP([.$C93];[$legenda.$A$2:.$K$20];9;0)&lt;&gt;&quot;vazio&quot;;VLOOKUP([.$C93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93];[$legenda.$A$2:.$K$20];10;0)&lt;&gt;&quot;vazio&quot;;VLOOKUP([.$C9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3];[$legenda.$A$2:.$K$20];11;0)&lt;&gt;&quot;vazio&quot;;VLOOKUP([.$C9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3];[$legenda.$A$2:.$K$20];7;0)&lt;&gt;&quot;vazio&quot;;VLOOKUP([.$C9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771" calcext:value-type="float">
            <text:p>23771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878" calcext:value-type="float">
            <text:p>878</text:p>
          </table:table-cell>
          <table:table-cell table:style-name="ce4" office:value-type="float" office:value="879" calcext:value-type="float">
            <text:p>879</text:p>
          </table:table-cell>
          <table:table-cell table:style-name="ce4" office:value-type="float" office:value="250118" calcext:value-type="float">
            <text:p>250118</text:p>
          </table:table-cell>
          <table:table-cell table:style-name="ce14" table:formula="of:=VLOOKUP([.C94];[$legenda.$A$2:.$K$20];3;0)&amp;&quot;(&quot;&amp;[.K94]&amp;&quot; &quot;&amp;[.L94]&amp;&quot; &quot;&amp;[.M9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4];[$legenda.$A$2:.$K$20];2;0)" office:value-type="float" office:value="17" calcext:value-type="float">
            <text:p>17</text:p>
          </table:table-cell>
          <table:table-cell table:style-name="ce15" table:formula="of:=IF(VLOOKUP([.$C94];[$legenda.$A$2:.$K$20];9;0)&lt;&gt;&quot;vazio&quot;;VLOOKUP([.$C9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4];[$legenda.$A$2:.$K$20];10;0)&lt;&gt;&quot;vazio&quot;;VLOOKUP([.$C9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4];[$legenda.$A$2:.$K$20];11;0)&lt;&gt;&quot;vazio&quot;;VLOOKUP([.$C9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4];[$legenda.$A$2:.$K$20];7;0)&lt;&gt;&quot;vazio&quot;;VLOOKUP([.$C9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72" calcext:value-type="float">
            <text:p>23772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876" calcext:value-type="float">
            <text:p>876</text:p>
          </table:table-cell>
          <table:table-cell table:style-name="ce4" office:value-type="float" office:value="879" calcext:value-type="float">
            <text:p>879</text:p>
          </table:table-cell>
          <table:table-cell table:style-name="ce4" office:value-type="float" office:value="1090072" calcext:value-type="float">
            <text:p>1090072</text:p>
          </table:table-cell>
          <table:table-cell table:style-name="ce14" table:formula="of:=VLOOKUP([.C95];[$legenda.$A$2:.$K$20];3;0)&amp;&quot;(&quot;&amp;[.K95]&amp;&quot; &quot;&amp;[.L95]&amp;&quot; &quot;&amp;[.M9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5];[$legenda.$A$2:.$K$20];2;0)" office:value-type="float" office:value="17" calcext:value-type="float">
            <text:p>17</text:p>
          </table:table-cell>
          <table:table-cell table:style-name="ce15" table:formula="of:=IF(VLOOKUP([.$C95];[$legenda.$A$2:.$K$20];9;0)&lt;&gt;&quot;vazio&quot;;VLOOKUP([.$C9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5];[$legenda.$A$2:.$K$20];10;0)&lt;&gt;&quot;vazio&quot;;VLOOKUP([.$C9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5];[$legenda.$A$2:.$K$20];11;0)&lt;&gt;&quot;vazio&quot;;VLOOKUP([.$C9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5];[$legenda.$A$2:.$K$20];7;0)&lt;&gt;&quot;vazio&quot;;VLOOKUP([.$C9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73" calcext:value-type="float">
            <text:p>23773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876" calcext:value-type="float">
            <text:p>876</text:p>
          </table:table-cell>
          <table:table-cell table:style-name="ce4" office:value-type="float" office:value="878" calcext:value-type="float">
            <text:p>878</text:p>
          </table:table-cell>
          <table:table-cell table:style-name="ce4" office:value-type="float" office:value="1180074" calcext:value-type="float">
            <text:p>1180074</text:p>
          </table:table-cell>
          <table:table-cell table:style-name="ce14" table:formula="of:=VLOOKUP([.C96];[$legenda.$A$2:.$K$20];3;0)&amp;&quot;(&quot;&amp;[.K96]&amp;&quot; &quot;&amp;[.L96]&amp;&quot; &quot;&amp;[.M9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6];[$legenda.$A$2:.$K$20];2;0)" office:value-type="float" office:value="17" calcext:value-type="float">
            <text:p>17</text:p>
          </table:table-cell>
          <table:table-cell table:style-name="ce15" table:formula="of:=IF(VLOOKUP([.$C96];[$legenda.$A$2:.$K$20];9;0)&lt;&gt;&quot;vazio&quot;;VLOOKUP([.$C9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6];[$legenda.$A$2:.$K$20];10;0)&lt;&gt;&quot;vazio&quot;;VLOOKUP([.$C9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6];[$legenda.$A$2:.$K$20];11;0)&lt;&gt;&quot;vazio&quot;;VLOOKUP([.$C9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6];[$legenda.$A$2:.$K$20];7;0)&lt;&gt;&quot;vazio&quot;;VLOOKUP([.$C9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74" calcext:value-type="float">
            <text:p>23774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7" calcext:value-type="float">
            <text:p>867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317" calcext:value-type="float">
            <text:p>317</text:p>
          </table:table-cell>
          <table:table-cell table:style-name="ce14" table:formula="of:=VLOOKUP([.C97];[$legenda.$A$2:.$K$20];3;0)&amp;&quot;(&quot;&amp;[.K97]&amp;&quot; &quot;&amp;[.L97]&amp;&quot; &quot;&amp;[.M9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7];[$legenda.$A$2:.$K$20];2;0)" office:value-type="float" office:value="17" calcext:value-type="float">
            <text:p>17</text:p>
          </table:table-cell>
          <table:table-cell table:style-name="ce15" table:formula="of:=IF(VLOOKUP([.$C97];[$legenda.$A$2:.$K$20];9;0)&lt;&gt;&quot;vazio&quot;;VLOOKUP([.$C9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7];[$legenda.$A$2:.$K$20];10;0)&lt;&gt;&quot;vazio&quot;;VLOOKUP([.$C9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7];[$legenda.$A$2:.$K$20];11;0)&lt;&gt;&quot;vazio&quot;;VLOOKUP([.$C9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7];[$legenda.$A$2:.$K$20];7;0)&lt;&gt;&quot;vazio&quot;;VLOOKUP([.$C9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75" calcext:value-type="float">
            <text:p>23775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67" calcext:value-type="float">
            <text:p>867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317" calcext:value-type="float">
            <text:p>317</text:p>
          </table:table-cell>
          <table:table-cell table:style-name="ce14" table:formula="of:=VLOOKUP([.C98];[$legenda.$A$2:.$K$20];3;0)&amp;&quot;(&quot;&amp;[.K98]&amp;&quot; &quot;&amp;[.L98]&amp;&quot; &quot;&amp;[.M9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8];[$legenda.$A$2:.$K$20];2;0)" office:value-type="float" office:value="17" calcext:value-type="float">
            <text:p>17</text:p>
          </table:table-cell>
          <table:table-cell table:style-name="ce15" table:formula="of:=IF(VLOOKUP([.$C98];[$legenda.$A$2:.$K$20];9;0)&lt;&gt;&quot;vazio&quot;;VLOOKUP([.$C9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8];[$legenda.$A$2:.$K$20];10;0)&lt;&gt;&quot;vazio&quot;;VLOOKUP([.$C9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8];[$legenda.$A$2:.$K$20];11;0)&lt;&gt;&quot;vazio&quot;;VLOOKUP([.$C9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8];[$legenda.$A$2:.$K$20];7;0)&lt;&gt;&quot;vazio&quot;;VLOOKUP([.$C9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76" calcext:value-type="float">
            <text:p>23776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866" calcext:value-type="float">
            <text:p>86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99];[$legenda.$A$2:.$K$20];3;0)&amp;&quot;(&quot;&amp;[.K99]&amp;&quot; &quot;&amp;[.L99]&amp;&quot; &quot;&amp;[.M99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99];[$legenda.$A$2:.$K$20];2;0)" office:value-type="float" office:value="14" calcext:value-type="float">
            <text:p>14</text:p>
          </table:table-cell>
          <table:table-cell table:style-name="ce15" table:formula="of:=IF(VLOOKUP([.$C99];[$legenda.$A$2:.$K$20];9;0)&lt;&gt;&quot;vazio&quot;;VLOOKUP([.$C99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99];[$legenda.$A$2:.$K$20];10;0)&lt;&gt;&quot;vazio&quot;;VLOOKUP([.$C99];[$legenda.$A$2:.$K$20];10;0);&quot;&quot;)">
            <text:p/>
          </table:table-cell>
          <table:table-cell table:style-name="ce15" table:formula="of:=IF(VLOOKUP([.$C99];[$legenda.$A$2:.$K$20];11;0)&lt;&gt;&quot;vazio&quot;;VLOOKUP([.$C99];[$legenda.$A$2:.$K$20];11;0);&quot;&quot;)">
            <text:p/>
          </table:table-cell>
          <table:table-cell table:style-name="ce15" table:formula="of:=IF(VLOOKUP([.$C99];[$legenda.$A$2:.$K$20];7;0)&lt;&gt;&quot;vazio&quot;;VLOOKUP([.$C9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777" calcext:value-type="float">
            <text:p>23777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863" calcext:value-type="float">
            <text:p>86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00];[$legenda.$A$2:.$K$20];3;0)&amp;&quot;(&quot;&amp;[.K100]&amp;&quot; &quot;&amp;[.L100]&amp;&quot; &quot;&amp;[.M100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100];[$legenda.$A$2:.$K$20];2;0)" office:value-type="float" office:value="14" calcext:value-type="float">
            <text:p>14</text:p>
          </table:table-cell>
          <table:table-cell table:style-name="ce15" table:formula="of:=IF(VLOOKUP([.$C100];[$legenda.$A$2:.$K$20];9;0)&lt;&gt;&quot;vazio&quot;;VLOOKUP([.$C100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100];[$legenda.$A$2:.$K$20];10;0)&lt;&gt;&quot;vazio&quot;;VLOOKUP([.$C100];[$legenda.$A$2:.$K$20];10;0);&quot;&quot;)">
            <text:p/>
          </table:table-cell>
          <table:table-cell table:style-name="ce15" table:formula="of:=IF(VLOOKUP([.$C100];[$legenda.$A$2:.$K$20];11;0)&lt;&gt;&quot;vazio&quot;;VLOOKUP([.$C100];[$legenda.$A$2:.$K$20];11;0);&quot;&quot;)">
            <text:p/>
          </table:table-cell>
          <table:table-cell table:style-name="ce15" table:formula="of:=IF(VLOOKUP([.$C100];[$legenda.$A$2:.$K$20];7;0)&lt;&gt;&quot;vazio&quot;;VLOOKUP([.$C10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778" calcext:value-type="float">
            <text:p>23778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876" calcext:value-type="float">
            <text:p>876</text:p>
          </table:table-cell>
          <table:table-cell table:style-name="ce4" office:value-type="float" office:value="879" calcext:value-type="float">
            <text:p>879</text:p>
          </table:table-cell>
          <table:table-cell table:style-name="ce4" office:value-type="float" office:value="6610331" calcext:value-type="float">
            <text:p>6610331</text:p>
          </table:table-cell>
          <table:table-cell table:style-name="ce14" table:formula="of:=VLOOKUP([.C101];[$legenda.$A$2:.$K$20];3;0)&amp;&quot;(&quot;&amp;[.K101]&amp;&quot; &quot;&amp;[.L101]&amp;&quot; &quot;&amp;[.M10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1];[$legenda.$A$2:.$K$20];2;0)" office:value-type="float" office:value="17" calcext:value-type="float">
            <text:p>17</text:p>
          </table:table-cell>
          <table:table-cell table:style-name="ce15" table:formula="of:=IF(VLOOKUP([.$C101];[$legenda.$A$2:.$K$20];9;0)&lt;&gt;&quot;vazio&quot;;VLOOKUP([.$C10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1];[$legenda.$A$2:.$K$20];10;0)&lt;&gt;&quot;vazio&quot;;VLOOKUP([.$C10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1];[$legenda.$A$2:.$K$20];11;0)&lt;&gt;&quot;vazio&quot;;VLOOKUP([.$C10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1];[$legenda.$A$2:.$K$20];7;0)&lt;&gt;&quot;vazio&quot;;VLOOKUP([.$C10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79" calcext:value-type="float">
            <text:p>23779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876" calcext:value-type="float">
            <text:p>876</text:p>
          </table:table-cell>
          <table:table-cell table:style-name="ce4" office:value-type="float" office:value="879" calcext:value-type="float">
            <text:p>879</text:p>
          </table:table-cell>
          <table:table-cell table:style-name="ce4" office:value-type="float" office:value="7800296" calcext:value-type="float">
            <text:p>7800296</text:p>
          </table:table-cell>
          <table:table-cell table:style-name="ce14" table:formula="of:=VLOOKUP([.C102];[$legenda.$A$2:.$K$20];3;0)&amp;&quot;(&quot;&amp;[.K102]&amp;&quot; &quot;&amp;[.L102]&amp;&quot; &quot;&amp;[.M10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2];[$legenda.$A$2:.$K$20];2;0)" office:value-type="float" office:value="17" calcext:value-type="float">
            <text:p>17</text:p>
          </table:table-cell>
          <table:table-cell table:style-name="ce15" table:formula="of:=IF(VLOOKUP([.$C102];[$legenda.$A$2:.$K$20];9;0)&lt;&gt;&quot;vazio&quot;;VLOOKUP([.$C10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2];[$legenda.$A$2:.$K$20];10;0)&lt;&gt;&quot;vazio&quot;;VLOOKUP([.$C10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2];[$legenda.$A$2:.$K$20];11;0)&lt;&gt;&quot;vazio&quot;;VLOOKUP([.$C10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2];[$legenda.$A$2:.$K$20];7;0)&lt;&gt;&quot;vazio&quot;;VLOOKUP([.$C10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80" calcext:value-type="float">
            <text:p>23780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877" calcext:value-type="float">
            <text:p>877</text:p>
          </table:table-cell>
          <table:table-cell table:style-name="ce4" office:value-type="float" office:value="878" calcext:value-type="float">
            <text:p>878</text:p>
          </table:table-cell>
          <table:table-cell table:style-name="ce4" office:value-type="float" office:value="8100126" calcext:value-type="float">
            <text:p>8100126</text:p>
          </table:table-cell>
          <table:table-cell table:style-name="ce14" table:formula="of:=VLOOKUP([.C103];[$legenda.$A$2:.$K$20];3;0)&amp;&quot;(&quot;&amp;[.K103]&amp;&quot; &quot;&amp;[.L103]&amp;&quot; &quot;&amp;[.M10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3];[$legenda.$A$2:.$K$20];2;0)" office:value-type="float" office:value="17" calcext:value-type="float">
            <text:p>17</text:p>
          </table:table-cell>
          <table:table-cell table:style-name="ce15" table:formula="of:=IF(VLOOKUP([.$C103];[$legenda.$A$2:.$K$20];9;0)&lt;&gt;&quot;vazio&quot;;VLOOKUP([.$C10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3];[$legenda.$A$2:.$K$20];10;0)&lt;&gt;&quot;vazio&quot;;VLOOKUP([.$C10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3];[$legenda.$A$2:.$K$20];11;0)&lt;&gt;&quot;vazio&quot;;VLOOKUP([.$C10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3];[$legenda.$A$2:.$K$20];7;0)&lt;&gt;&quot;vazio&quot;;VLOOKUP([.$C10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81" calcext:value-type="float">
            <text:p>23781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877" calcext:value-type="float">
            <text:p>877</text:p>
          </table:table-cell>
          <table:table-cell table:style-name="ce4" office:value-type="float" office:value="879" calcext:value-type="float">
            <text:p>879</text:p>
          </table:table-cell>
          <table:table-cell table:style-name="ce4" office:value-type="float" office:value="7460156" calcext:value-type="float">
            <text:p>7460156</text:p>
          </table:table-cell>
          <table:table-cell table:style-name="ce14" table:formula="of:=VLOOKUP([.C104];[$legenda.$A$2:.$K$20];3;0)&amp;&quot;(&quot;&amp;[.K104]&amp;&quot; &quot;&amp;[.L104]&amp;&quot; &quot;&amp;[.M10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4];[$legenda.$A$2:.$K$20];2;0)" office:value-type="float" office:value="17" calcext:value-type="float">
            <text:p>17</text:p>
          </table:table-cell>
          <table:table-cell table:style-name="ce15" table:formula="of:=IF(VLOOKUP([.$C104];[$legenda.$A$2:.$K$20];9;0)&lt;&gt;&quot;vazio&quot;;VLOOKUP([.$C10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4];[$legenda.$A$2:.$K$20];10;0)&lt;&gt;&quot;vazio&quot;;VLOOKUP([.$C10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4];[$legenda.$A$2:.$K$20];11;0)&lt;&gt;&quot;vazio&quot;;VLOOKUP([.$C10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4];[$legenda.$A$2:.$K$20];7;0)&lt;&gt;&quot;vazio&quot;;VLOOKUP([.$C10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82" calcext:value-type="float">
            <text:p>23782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881" calcext:value-type="float">
            <text:p>881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105];[$legenda.$A$2:.$K$20];3;0)&amp;&quot;(&quot;&amp;[.K105]&amp;&quot; &quot;&amp;[.L105]&amp;&quot; &quot;&amp;[.M105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05];[$legenda.$A$2:.$K$20];2;0)" office:value-type="float" office:value="9" calcext:value-type="float">
            <text:p>9</text:p>
          </table:table-cell>
          <table:table-cell table:style-name="ce15" table:formula="of:=IF(VLOOKUP([.$C105];[$legenda.$A$2:.$K$20];9;0)&lt;&gt;&quot;vazio&quot;;VLOOKUP([.$C10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05];[$legenda.$A$2:.$K$20];10;0)&lt;&gt;&quot;vazio&quot;;VLOOKUP([.$C10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05];[$legenda.$A$2:.$K$20];11;0)&lt;&gt;&quot;vazio&quot;;VLOOKUP([.$C10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5];[$legenda.$A$2:.$K$20];7;0)&lt;&gt;&quot;vazio&quot;;VLOOKUP([.$C10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783" calcext:value-type="float">
            <text:p>23783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77" calcext:value-type="float">
            <text:p>877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81" calcext:value-type="float">
            <text:p>881</text:p>
          </table:table-cell>
          <table:table-cell table:style-name="ce4" office:value-type="float" office:value="419" calcext:value-type="float">
            <text:p>419</text:p>
          </table:table-cell>
          <table:table-cell table:style-name="ce4" office:value-type="float" office:value="317" calcext:value-type="float">
            <text:p>317</text:p>
          </table:table-cell>
          <table:table-cell table:style-name="ce14" table:formula="of:=VLOOKUP([.C106];[$legenda.$A$2:.$K$20];3;0)&amp;&quot;(&quot;&amp;[.K106]&amp;&quot; &quot;&amp;[.L106]&amp;&quot; &quot;&amp;[.M10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6];[$legenda.$A$2:.$K$20];2;0)" office:value-type="float" office:value="17" calcext:value-type="float">
            <text:p>17</text:p>
          </table:table-cell>
          <table:table-cell table:style-name="ce15" table:formula="of:=IF(VLOOKUP([.$C106];[$legenda.$A$2:.$K$20];9;0)&lt;&gt;&quot;vazio&quot;;VLOOKUP([.$C10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6];[$legenda.$A$2:.$K$20];10;0)&lt;&gt;&quot;vazio&quot;;VLOOKUP([.$C10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6];[$legenda.$A$2:.$K$20];11;0)&lt;&gt;&quot;vazio&quot;;VLOOKUP([.$C10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6];[$legenda.$A$2:.$K$20];7;0)&lt;&gt;&quot;vazio&quot;;VLOOKUP([.$C10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84" calcext:value-type="float">
            <text:p>23784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Reproduca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78" calcext:value-type="float">
            <text:p>878</text:p>
          </table:table-cell>
          <table:table-cell table:style-name="ce4" office:value-type="float" office:value="879" calcext:value-type="float">
            <text:p>879</text:p>
          </table:table-cell>
          <table:table-cell table:style-name="ce4" office:value-type="float" office:value="7690336" calcext:value-type="float">
            <text:p>7690336</text:p>
          </table:table-cell>
          <table:table-cell table:style-name="ce14" table:formula="of:=VLOOKUP([.C107];[$legenda.$A$2:.$K$20];3;0)&amp;&quot;(&quot;&amp;[.K107]&amp;&quot; &quot;&amp;[.L107]&amp;&quot; &quot;&amp;[.M107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107];[$legenda.$A$2:.$K$20];2;0)" office:value-type="float" office:value="16" calcext:value-type="float">
            <text:p>16</text:p>
          </table:table-cell>
          <table:table-cell table:style-name="ce15" table:formula="of:=IF(VLOOKUP([.$C107];[$legenda.$A$2:.$K$20];9;0)&lt;&gt;&quot;vazio&quot;;VLOOKUP([.$C107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107];[$legenda.$A$2:.$K$20];10;0)&lt;&gt;&quot;vazio&quot;;VLOOKUP([.$C107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107];[$legenda.$A$2:.$K$20];11;0)&lt;&gt;&quot;vazio&quot;;VLOOKUP([.$C107];[$legenda.$A$2:.$K$20];11;0);&quot;&quot;)" office:value-type="string" office:string-value="pos" calcext:value-type="string">
            <text:p>pos</text:p>
          </table:table-cell>
          <table:table-cell table:style-name="ce15" table:formula="of:=IF(VLOOKUP([.$C107];[$legenda.$A$2:.$K$20];7;0)&lt;&gt;&quot;vazio&quot;;VLOOKUP([.$C107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785" calcext:value-type="float">
            <text:p>23785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77" calcext:value-type="float">
            <text:p>877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3690322" calcext:value-type="float">
            <text:p>3690322</text:p>
          </table:table-cell>
          <table:table-cell table:style-name="ce14" table:formula="of:=VLOOKUP([.C108];[$legenda.$A$2:.$K$20];3;0)&amp;&quot;(&quot;&amp;[.K108]&amp;&quot; &quot;&amp;[.L108]&amp;&quot; &quot;&amp;[.M108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08];[$legenda.$A$2:.$K$20];2;0)" office:value-type="float" office:value="15" calcext:value-type="float">
            <text:p>15</text:p>
          </table:table-cell>
          <table:table-cell table:style-name="ce15" table:formula="of:=IF(VLOOKUP([.$C108];[$legenda.$A$2:.$K$20];9;0)&lt;&gt;&quot;vazio&quot;;VLOOKUP([.$C108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08];[$legenda.$A$2:.$K$20];10;0)&lt;&gt;&quot;vazio&quot;;VLOOKUP([.$C108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08];[$legenda.$A$2:.$K$20];11;0)&lt;&gt;&quot;vazio&quot;;VLOOKUP([.$C108];[$legenda.$A$2:.$K$20];11;0);&quot;&quot;)" office:value-type="string" office:string-value="pos" calcext:value-type="string">
            <text:p>pos</text:p>
          </table:table-cell>
          <table:table-cell table:style-name="ce15" table:formula="of:=IF(VLOOKUP([.$C108];[$legenda.$A$2:.$K$20];7;0)&lt;&gt;&quot;vazio&quot;;VLOOKUP([.$C108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3786" calcext:value-type="float">
            <text:p>23786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882" calcext:value-type="float">
            <text:p>882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196" calcext:value-type="float">
            <text:p>196</text:p>
          </table:table-cell>
          <table:table-cell table:style-name="ce14" table:formula="of:=VLOOKUP([.C109];[$legenda.$A$2:.$K$20];3;0)&amp;&quot;(&quot;&amp;[.K109]&amp;&quot; &quot;&amp;[.L109]&amp;&quot; &quot;&amp;[.M109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09];[$legenda.$A$2:.$K$20];2;0)" office:value-type="float" office:value="18" calcext:value-type="float">
            <text:p>18</text:p>
          </table:table-cell>
          <table:table-cell table:style-name="ce15" table:formula="of:=IF(VLOOKUP([.$C109];[$legenda.$A$2:.$K$20];9;0)&lt;&gt;&quot;vazio&quot;;VLOOKUP([.$C109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09];[$legenda.$A$2:.$K$20];10;0)&lt;&gt;&quot;vazio&quot;;VLOOKUP([.$C10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9];[$legenda.$A$2:.$K$20];11;0)&lt;&gt;&quot;vazio&quot;;VLOOKUP([.$C10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9];[$legenda.$A$2:.$K$20];7;0)&lt;&gt;&quot;vazio&quot;;VLOOKUP([.$C10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787" calcext:value-type="float">
            <text:p>23787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878" calcext:value-type="float">
            <text:p>878</text:p>
          </table:table-cell>
          <table:table-cell table:style-name="ce4" office:value-type="float" office:value="882" calcext:value-type="float">
            <text:p>882</text:p>
          </table:table-cell>
          <table:table-cell table:style-name="ce4" office:value-type="float" office:value="7540194" calcext:value-type="float">
            <text:p>7540194</text:p>
          </table:table-cell>
          <table:table-cell table:style-name="ce14" table:formula="of:=VLOOKUP([.C110];[$legenda.$A$2:.$K$20];3;0)&amp;&quot;(&quot;&amp;[.K110]&amp;&quot; &quot;&amp;[.L110]&amp;&quot; &quot;&amp;[.M11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0];[$legenda.$A$2:.$K$20];2;0)" office:value-type="float" office:value="17" calcext:value-type="float">
            <text:p>17</text:p>
          </table:table-cell>
          <table:table-cell table:style-name="ce15" table:formula="of:=IF(VLOOKUP([.$C110];[$legenda.$A$2:.$K$20];9;0)&lt;&gt;&quot;vazio&quot;;VLOOKUP([.$C11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0];[$legenda.$A$2:.$K$20];10;0)&lt;&gt;&quot;vazio&quot;;VLOOKUP([.$C11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0];[$legenda.$A$2:.$K$20];11;0)&lt;&gt;&quot;vazio&quot;;VLOOKUP([.$C11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0];[$legenda.$A$2:.$K$20];7;0)&lt;&gt;&quot;vazio&quot;;VLOOKUP([.$C11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88" calcext:value-type="float">
            <text:p>23788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867" calcext:value-type="float">
            <text:p>867</text:p>
          </table:table-cell>
          <table:table-cell table:style-name="ce4" office:value-type="float" office:value="869" calcext:value-type="float">
            <text:p>869</text:p>
          </table:table-cell>
          <table:table-cell table:style-name="ce4" office:value-type="float" office:value="6900230" calcext:value-type="float">
            <text:p>6900230</text:p>
          </table:table-cell>
          <table:table-cell table:style-name="ce14" table:formula="of:=VLOOKUP([.C111];[$legenda.$A$2:.$K$20];3;0)&amp;&quot;(&quot;&amp;[.K111]&amp;&quot; &quot;&amp;[.L111]&amp;&quot; &quot;&amp;[.M11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1];[$legenda.$A$2:.$K$20];2;0)" office:value-type="float" office:value="17" calcext:value-type="float">
            <text:p>17</text:p>
          </table:table-cell>
          <table:table-cell table:style-name="ce15" table:formula="of:=IF(VLOOKUP([.$C111];[$legenda.$A$2:.$K$20];9;0)&lt;&gt;&quot;vazio&quot;;VLOOKUP([.$C11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1];[$legenda.$A$2:.$K$20];10;0)&lt;&gt;&quot;vazio&quot;;VLOOKUP([.$C11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1];[$legenda.$A$2:.$K$20];11;0)&lt;&gt;&quot;vazio&quot;;VLOOKUP([.$C11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1];[$legenda.$A$2:.$K$20];7;0)&lt;&gt;&quot;vazio&quot;;VLOOKUP([.$C11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89" calcext:value-type="float">
            <text:p>23789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879" calcext:value-type="float">
            <text:p>879</text:p>
          </table:table-cell>
          <table:table-cell table:style-name="ce4" office:value-type="float" office:value="882" calcext:value-type="float">
            <text:p>882</text:p>
          </table:table-cell>
          <table:table-cell table:style-name="ce4" office:value-type="float" office:value="6400287" calcext:value-type="float">
            <text:p>6400287</text:p>
          </table:table-cell>
          <table:table-cell table:style-name="ce14" table:formula="of:=VLOOKUP([.C112];[$legenda.$A$2:.$K$20];3;0)&amp;&quot;(&quot;&amp;[.K112]&amp;&quot; &quot;&amp;[.L112]&amp;&quot; &quot;&amp;[.M11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2];[$legenda.$A$2:.$K$20];2;0)" office:value-type="float" office:value="17" calcext:value-type="float">
            <text:p>17</text:p>
          </table:table-cell>
          <table:table-cell table:style-name="ce15" table:formula="of:=IF(VLOOKUP([.$C112];[$legenda.$A$2:.$K$20];9;0)&lt;&gt;&quot;vazio&quot;;VLOOKUP([.$C11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2];[$legenda.$A$2:.$K$20];10;0)&lt;&gt;&quot;vazio&quot;;VLOOKUP([.$C11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2];[$legenda.$A$2:.$K$20];11;0)&lt;&gt;&quot;vazio&quot;;VLOOKUP([.$C11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2];[$legenda.$A$2:.$K$20];7;0)&lt;&gt;&quot;vazio&quot;;VLOOKUP([.$C11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90" calcext:value-type="float">
            <text:p>23790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876" calcext:value-type="float">
            <text:p>876</text:p>
          </table:table-cell>
          <table:table-cell table:style-name="ce4" office:value-type="float" office:value="877" calcext:value-type="float">
            <text:p>877</text:p>
          </table:table-cell>
          <table:table-cell table:style-name="ce4" office:value-type="float" office:value="540217" calcext:value-type="float">
            <text:p>540217</text:p>
          </table:table-cell>
          <table:table-cell table:style-name="ce14" table:formula="of:=VLOOKUP([.C113];[$legenda.$A$2:.$K$20];3;0)&amp;&quot;(&quot;&amp;[.K113]&amp;&quot; &quot;&amp;[.L113]&amp;&quot; &quot;&amp;[.M11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3];[$legenda.$A$2:.$K$20];2;0)" office:value-type="float" office:value="17" calcext:value-type="float">
            <text:p>17</text:p>
          </table:table-cell>
          <table:table-cell table:style-name="ce15" table:formula="of:=IF(VLOOKUP([.$C113];[$legenda.$A$2:.$K$20];9;0)&lt;&gt;&quot;vazio&quot;;VLOOKUP([.$C11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3];[$legenda.$A$2:.$K$20];10;0)&lt;&gt;&quot;vazio&quot;;VLOOKUP([.$C11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3];[$legenda.$A$2:.$K$20];11;0)&lt;&gt;&quot;vazio&quot;;VLOOKUP([.$C11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3];[$legenda.$A$2:.$K$20];7;0)&lt;&gt;&quot;vazio&quot;;VLOOKUP([.$C11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91" calcext:value-type="float">
            <text:p>23791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883" calcext:value-type="float">
            <text:p>883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114];[$legenda.$A$2:.$K$20];3;0)&amp;&quot;(&quot;&amp;[.K114]&amp;&quot; &quot;&amp;[.L114]&amp;&quot; &quot;&amp;[.M114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14];[$legenda.$A$2:.$K$20];2;0)" office:value-type="string" office:string-value="9.1" calcext:value-type="string">
            <text:p>9.1</text:p>
          </table:table-cell>
          <table:table-cell table:style-name="ce15" table:formula="of:=IF(VLOOKUP([.$C114];[$legenda.$A$2:.$K$20];9;0)&lt;&gt;&quot;vazio&quot;;VLOOKUP([.$C11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14];[$legenda.$A$2:.$K$20];10;0)&lt;&gt;&quot;vazio&quot;;VLOOKUP([.$C11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14];[$legenda.$A$2:.$K$20];11;0)&lt;&gt;&quot;vazio&quot;;VLOOKUP([.$C11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4];[$legenda.$A$2:.$K$20];7;0)&lt;&gt;&quot;vazio&quot;;VLOOKUP([.$C11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792" calcext:value-type="float">
            <text:p>23792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82" calcext:value-type="float">
            <text:p>882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883" calcext:value-type="float">
            <text:p>883</text:p>
          </table:table-cell>
          <table:table-cell table:style-name="ce4" office:value-type="float" office:value="423" calcext:value-type="float">
            <text:p>423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115];[$legenda.$A$2:.$K$20];3;0)&amp;&quot;(&quot;&amp;[.K115]&amp;&quot; &quot;&amp;[.L115]&amp;&quot; &quot;&amp;[.M11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5];[$legenda.$A$2:.$K$20];2;0)" office:value-type="float" office:value="17" calcext:value-type="float">
            <text:p>17</text:p>
          </table:table-cell>
          <table:table-cell table:style-name="ce15" table:formula="of:=IF(VLOOKUP([.$C115];[$legenda.$A$2:.$K$20];9;0)&lt;&gt;&quot;vazio&quot;;VLOOKUP([.$C11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5];[$legenda.$A$2:.$K$20];10;0)&lt;&gt;&quot;vazio&quot;;VLOOKUP([.$C11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5];[$legenda.$A$2:.$K$20];11;0)&lt;&gt;&quot;vazio&quot;;VLOOKUP([.$C11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5];[$legenda.$A$2:.$K$20];7;0)&lt;&gt;&quot;vazio&quot;;VLOOKUP([.$C11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793" calcext:value-type="float">
            <text:p>23793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879" calcext:value-type="float">
            <text:p>879</text:p>
          </table:table-cell>
          <table:table-cell table:style-name="ce4" office:value-type="float" office:value="883" calcext:value-type="float">
            <text:p>883</text:p>
          </table:table-cell>
          <table:table-cell table:style-name="ce4" office:value-type="float" office:value="4210310" calcext:value-type="float">
            <text:p>4210310</text:p>
          </table:table-cell>
          <table:table-cell table:style-name="ce14" table:formula="of:=VLOOKUP([.C116];[$legenda.$A$2:.$K$20];3;0)&amp;&quot;(&quot;&amp;[.K116]&amp;&quot; &quot;&amp;[.L116]&amp;&quot; &quot;&amp;[.M116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16];[$legenda.$A$2:.$K$20];2;0)" office:value-type="float" office:value="15" calcext:value-type="float">
            <text:p>15</text:p>
          </table:table-cell>
          <table:table-cell table:style-name="ce15" table:formula="of:=IF(VLOOKUP([.$C116];[$legenda.$A$2:.$K$20];9;0)&lt;&gt;&quot;vazio&quot;;VLOOKUP([.$C116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16];[$legenda.$A$2:.$K$20];10;0)&lt;&gt;&quot;vazio&quot;;VLOOKUP([.$C116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16];[$legenda.$A$2:.$K$20];11;0)&lt;&gt;&quot;vazio&quot;;VLOOKUP([.$C116];[$legenda.$A$2:.$K$20];11;0);&quot;&quot;)" office:value-type="string" office:string-value="pos" calcext:value-type="string">
            <text:p>pos</text:p>
          </table:table-cell>
          <table:table-cell table:style-name="ce15" table:formula="of:=IF(VLOOKUP([.$C116];[$legenda.$A$2:.$K$20];7;0)&lt;&gt;&quot;vazio&quot;;VLOOKUP([.$C116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3794" calcext:value-type="float">
            <text:p>23794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game over</text:p>
          </table:table-cell>
          <table:table-cell table:style-name="ce3"/>
          <table:table-cell table:style-name="ce4" office:value-type="float" office:value="109" calcext:value-type="float">
            <text:p>10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117];[$legenda.$A$2:.$K$20];3;0)&amp;&quot;(&quot;&amp;[.K117]&amp;&quot; &quot;&amp;[.L117]&amp;&quot; &quot;&amp;[.M117]&amp;&quot;)&quot;" office:value-type="string" office:string-value="FimDeJogo(  )" calcext:value-type="string">
            <text:p>FimDeJogo( <text:s/>)</text:p>
          </table:table-cell>
          <table:table-cell table:style-name="ce15" table:formula="of:=VLOOKUP([.$C117];[$legenda.$A$2:.$K$20];2;0)" office:value-type="float" office:value="1" calcext:value-type="float">
            <text:p>1</text:p>
          </table:table-cell>
          <table:table-cell table:style-name="ce15" table:formula="of:=IF(VLOOKUP([.$C117];[$legenda.$A$2:.$K$20];9;0)&lt;&gt;&quot;vazio&quot;;VLOOKUP([.$C117];[$legenda.$A$2:.$K$20];9;0);&quot;&quot;)">
            <text:p/>
          </table:table-cell>
          <table:table-cell table:style-name="ce15" table:formula="of:=IF(VLOOKUP([.$C117];[$legenda.$A$2:.$K$20];10;0)&lt;&gt;&quot;vazio&quot;;VLOOKUP([.$C117];[$legenda.$A$2:.$K$20];10;0);&quot;&quot;)">
            <text:p/>
          </table:table-cell>
          <table:table-cell table:style-name="ce15" table:formula="of:=IF(VLOOKUP([.$C117];[$legenda.$A$2:.$K$20];11;0)&lt;&gt;&quot;vazio&quot;;VLOOKUP([.$C117];[$legenda.$A$2:.$K$20];11;0);&quot;&quot;)">
            <text:p/>
          </table:table-cell>
          <table:table-cell table:style-name="ce15" table:formula="of:=IF(VLOOKUP([.$C117];[$legenda.$A$2:.$K$20];7;0)&lt;&gt;&quot;vazio&quot;;VLOOKUP([.$C117];[$legenda.$A$2:.$K$20];7;0);&quot;&quot;)">
            <text:p/>
          </table:table-cell>
          <table:table-cell table:number-columns-repeated="50"/>
        </table:table-row>
        <table:table-row table:style-name="ro1" table:number-rows-repeated="200">
          <table:table-cell table:number-columns-repeated="64"/>
        </table:table-row>
        <table:table-row table:style-name="ro2" table:number-rows-repeated="678">
          <table:table-cell table:number-columns-repeated="64"/>
        </table:table-row>
        <table:table-row table:style-name="ro3" table:number-rows-repeated="1047576">
          <table:table-cell table:number-columns-repeated="64"/>
        </table:table-row>
        <table:table-row table:style-name="ro4" table:number-rows-repeated="4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range table:name="DadosExternos_1" table:base-cell-address="$sessao.$A$1" table:cell-range-address="$sessao.$A$1:.$H$117"/>
        </table:named-expressions>
      </table:table>
      <table:table table:name="legenda" table:style-name="ta2">
        <table:table-column table:style-name="co16" table:visibility="collapse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3" table:number-columns-repeated="15" table:default-cell-style-name="Default"/>
        <table:table-column table:style-name="co14" table:number-columns-repeated="38" table:default-cell-style-name="Default"/>
        <table:table-row table:style-name="ro1"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Evento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ssion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<text:s text:c="2"/>agent <text:s/></text:p>
          </table:table-cell>
          <table:table-cell table:style-name="ce5" office:value-type="string" calcext:value-type="string">
            <text:p><text:s/>time <text:s/></text:p>
          </table:table-cell>
          <table:table-cell table:style-name="ce5" office:value-type="string" calcext:value-type="string">
            <text:p><text:s/>attr1</text:p>
          </table:table-cell>
          <table:table-cell table:style-name="ce5" office:value-type="string" calcext:value-type="string">
            <text:p><text:s/>attr2 </text:p>
          </table:table-cell>
          <table:table-cell table:style-name="ce5" office:value-type="string" calcext:value-type="string">
            <text:p><text:s/>attr3</text:p>
          </table:table-cell>
          <table:table-cell table:style-name="ce21" table:number-columns-repeated="15"/>
          <table:table-cell table:number-columns-repeated="38"/>
        </table:table-row>
        <table:table-row table:style-name="ro1">
          <table:table-cell table:style-name="ce14" office:value-type="string" calcext:value-type="string">
            <text:p>game over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string" calcext:value-type="string">
            <text:p>FimDeJog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game over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lancada</text:p>
          </table:table-cell>
          <table:table-cell table:style-name="ce15" office:value-type="float" office:value="2" calcext:value-type="float">
            <text:p>2</text:p>
          </table:table-cell>
          <table:table-cell table:style-name="ce14" office:value-type="string" calcext:value-type="string">
            <text:p>LancamentoDeMet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lancada</text:p>
          </table:table-cell>
          <table:table-cell table:style-name="ce14" office:value-type="string" calcext:value-type="string">
            <text:p>planta sortead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e duraçã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igracao</text:p>
          </table:table-cell>
          <table:table-cell table:style-name="ce15" office:value-type="float" office:value="3" calcext:value-type="float">
            <text:p>3</text:p>
          </table:table-cell>
          <table:table-cell table:style-name="ce14" office:value-type="string" calcext:value-type="string">
            <text:p>MigracaoDePraga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igracao</text:p>
          </table:table-cell>
          <table:table-cell table:style-name="ce14" office:value-type="string" calcext:value-type="string">
            <text:p>tipo de prag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e pragas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jogo finalizado</text:p>
          </table:table-cell>
          <table:table-cell table:style-name="ce15" office:value-type="float" office:value="4" calcext:value-type="float">
            <text:p>4</text:p>
          </table:table-cell>
          <table:table-cell table:style-name="ce14" office:value-type="string" calcext:value-type="string">
            <text:p>JogoEncerra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jogo finalizado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grafico aberto</text:p>
          </table:table-cell>
          <table:table-cell table:style-name="ce15" office:value-type="float" office:value="5" calcext:value-type="float">
            <text:p>5</text:p>
          </table:table-cell>
          <table:table-cell table:style-name="ce14" office:value-type="string" calcext:value-type="string">
            <text:p>GraficoAbert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grafico aberto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info aberta</text:p>
          </table:table-cell>
          <table:table-cell table:style-name="ce15" office:value-type="float" office:value="6" calcext:value-type="float">
            <text:p>6</text:p>
          </table:table-cell>
          <table:table-cell table:style-name="ce14" office:value-type="string" calcext:value-type="string">
            <text:p>InfoAbert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info aberta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colher</text:p>
          </table:table-cell>
          <table:table-cell table:style-name="ce15" office:value-type="float" office:value="7" calcext:value-type="float">
            <text:p>7</text:p>
          </table:table-cell>
          <table:table-cell table:style-name="ce14" office:value-type="string" calcext:value-type="string">
            <text:p>Colhe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colher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remover predador</text:p>
          </table:table-cell>
          <table:table-cell table:style-name="ce15" office:value-type="float" office:value="8" calcext:value-type="float">
            <text:p>8</text:p>
          </table:table-cell>
          <table:table-cell table:style-name="ce14" office:value-type="string" calcext:value-type="string">
            <text:p>RemoverPredado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remover predador</text:p>
          </table:table-cell>
          <table:table-cell table:style-name="ce14" office:value-type="string" calcext:value-type="string">
            <text:p>tipo de predador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redador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plantar</text:p>
          </table:table-cell>
          <table:table-cell table:style-name="ce15" office:value-type="float" office:value="9" calcext:value-type="float">
            <text:p>9</text:p>
          </table:table-cell>
          <table:table-cell table:style-name="ce14" office:value-type="string" calcext:value-type="string">
            <text:p>Planta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plantar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style-name="ce14" office:value-type="string" calcext:value-type="string">
            <text:p>posX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desenvolvimento</text:p>
          </table:table-cell>
          <table:table-cell table:style-name="ce15" office:value-type="string" calcext:value-type="string">
            <text:p>9.1</text:p>
          </table:table-cell>
          <table:table-cell table:style-name="ce14" office:value-type="string" calcext:value-type="string">
            <text:p>Desenvolviment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desenvolvimento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style-name="ce14" office:value-type="string" calcext:value-type="string">
            <text:p>posX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inserir predador</text:p>
          </table:table-cell>
          <table:table-cell table:style-name="ce15" office:value-type="float" office:value="10" calcext:value-type="float">
            <text:p>10</text:p>
          </table:table-cell>
          <table:table-cell table:style-name="ce14" office:value-type="string" calcext:value-type="string">
            <text:p>InserirPredador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inserir predador</text:p>
          </table:table-cell>
          <table:table-cell table:style-name="ce14" office:value-type="string" calcext:value-type="string">
            <text:p>tipo de predador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cumprida</text:p>
          </table:table-cell>
          <table:table-cell table:style-name="ce15" office:value-type="float" office:value="11" calcext:value-type="float">
            <text:p>11</text:p>
          </table:table-cell>
          <table:table-cell table:style-name="ce14" office:value-type="string" calcext:value-type="string">
            <text:p>MetaCumprid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cumprida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nao cumprida</text:p>
          </table:table-cell>
          <table:table-cell table:style-name="ce15" office:value-type="float" office:value="12" calcext:value-type="float">
            <text:p>12</text:p>
          </table:table-cell>
          <table:table-cell table:style-name="ce14" office:value-type="string" calcext:value-type="string">
            <text:p>MetaNaoCumprid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nao cumprida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ulta</text:p>
          </table:table-cell>
          <table:table-cell table:style-name="ce15" office:value-type="float" office:value="13" calcext:value-type="float">
            <text:p>13</text:p>
          </table:table-cell>
          <table:table-cell table:style-name="ce14" office:value-type="string" calcext:value-type="string">
            <text:p>Multa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ulta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style-name="ce14" office:value-type="string" calcext:value-type="string">
            <text:p>valor multa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orte</text:p>
          </table:table-cell>
          <table:table-cell table:style-name="ce15" office:value-type="float" office:value="14" calcext:value-type="float">
            <text:p>14</text:p>
          </table:table-cell>
          <table:table-cell table:style-name="ce14" office:value-type="string" calcext:value-type="string">
            <text:p>Morte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orte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inseto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predacao</text:p>
          </table:table-cell>
          <table:table-cell table:style-name="ce15" office:value-type="float" office:value="15" calcext:value-type="float">
            <text:p>15</text:p>
          </table:table-cell>
          <table:table-cell table:style-name="ce14" office:value-type="string" calcext:value-type="string">
            <text:p>Predaca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predacao</text:p>
          </table:table-cell>
          <table:table-cell table:style-name="ce14" office:value-type="string" calcext:value-type="string">
            <text:p>agente predad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redador</text:p>
          </table:table-cell>
          <table:table-cell table:style-name="ce14" office:value-type="string" calcext:value-type="string">
            <text:p>id-presa </text:p>
          </table:table-cell>
          <table:table-cell table:style-name="ce14" office:value-type="string" calcext:value-type="string">
            <text:p>pos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reproducao</text:p>
          </table:table-cell>
          <table:table-cell table:style-name="ce15" office:value-type="float" office:value="16" calcext:value-type="float">
            <text:p>16</text:p>
          </table:table-cell>
          <table:table-cell table:style-name="ce14" office:value-type="string" calcext:value-type="string">
            <text:p>Reproduca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reproducao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inseto1</text:p>
          </table:table-cell>
          <table:table-cell table:style-name="ce14" office:value-type="string" calcext:value-type="string">
            <text:p>id-inseto2 </text:p>
          </table:table-cell>
          <table:table-cell table:style-name="ce14" office:value-type="string" calcext:value-type="string">
            <text:p>pos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colisão sem resultado</text:p>
          </table:table-cell>
          <table:table-cell table:style-name="ce15" office:value-type="float" office:value="17" calcext:value-type="float">
            <text:p>17</text:p>
          </table:table-cell>
          <table:table-cell table:style-name="ce14" office:value-type="string" calcext:value-type="string">
            <text:p>ColisaoSemResulta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colisão sem resultado</text:p>
          </table:table-cell>
          <table:table-cell table:style-name="ce14" office:value-type="string" calcext:value-type="string">
            <text:p>id-obj1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obj2</text:p>
          </table:table-cell>
          <table:table-cell table:style-name="ce14" office:value-type="string" calcext:value-type="string">
            <text:p>posX 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novo inseto</text:p>
          </table:table-cell>
          <table:table-cell table:style-name="ce15" office:value-type="float" office:value="18" calcext:value-type="float">
            <text:p>18</text:p>
          </table:table-cell>
          <table:table-cell table:style-name="ce14" office:value-type="string" calcext:value-type="string">
            <text:p>NovoInsetoInseri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novo inseto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obj</text:p>
          </table:table-cell>
          <table:table-cell table:style-name="ce14" office:value-type="string" calcext:value-type="string">
            <text:p>posX 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 table:number-rows-repeated="200">
          <table:table-cell table:number-columns-repeated="64"/>
        </table:table-row>
        <table:table-row table:style-name="ro2" table:number-rows-repeated="78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essao.A1:sessao.N11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15cm"/>
      </style:header-style>
      <style:footer-style>
        <style:header-footer-properties fo:min-height="2.604cm" fo:margin-left="0cm" fo:margin-right="0cm" fo:margin-top="2.21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23:15:14.307506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ssao" style:display-name="PageStyle_sessa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genda" style:display-name="PageStyle_legend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8T23:16:23.237100978</dc:date>
    <meta:editing-duration>PT13M36S</meta:editing-duration>
    <meta:editing-cycles>6</meta:editing-cycles>
    <meta:document-statistic meta:table-count="2" meta:cell-count="1857" meta:object-count="0"/>
  </office:meta>
</office:document-meta>
</file>